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1181in" fo:line-height="100%"/>
    </style:style>
    <style:style style:name="P2" style:family="paragraph" style:parent-style-name="Standard">
      <style:paragraph-properties fo:margin-top="0in" fo:margin-bottom="0.1181in"/>
    </style:style>
    <style:style style:name="P3" style:family="paragraph" style:parent-style-name="Standard">
      <style:paragraph-properties fo:margin-top="0in" fo:margin-bottom="0in"/>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fo:line-height="100%"/>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Standard">
      <style:paragraph-properties fo:margin-top="0in" fo:margin-bottom="0.1201in"/>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paragraph-properties fo:margin-top="0in" fo:margin-bottom="0.1181in"/>
    </style:style>
    <style:style style:name="P23" style:family="paragraph" style:parent-style-name="Standard">
      <style:paragraph-properties fo:margin-top="0in" fo:margin-bottom="0.1181in" fo:line-height="100%"/>
    </style:style>
    <style:style style:name="P24" style:family="paragraph" style:parent-style-name="Standard">
      <style:paragraph-properties fo:margin-top="0in" fo:margin-bottom="0in"/>
    </style:style>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33% 80%"/>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81421856" text:id="ct481421856">
          <text:insertion>
            <office:change-info>
              <dc:creator>Unknown Author</dc:creator>
              <dc:date>2013-01-25T11:20:00</dc:date>
            </office:change-info>
          </text:insertion>
        </text:changed-region>
        <text:changed-region xml:id="ct481362960" text:id="ct481362960">
          <text:deletion>
            <office:change-info>
              <dc:creator>Unknown Author</dc:creator>
              <dc:date>2013-01-25T11:11:00</dc:date>
            </office:change-info>
            <text:p text:style-name="Standard">It's</text:p>
          </text:deletion>
        </text:changed-region>
        <text:changed-region xml:id="ct481390624" text:id="ct481390624">
          <text:insertion>
            <office:change-info>
              <dc:creator>Unknown Author</dc:creator>
              <dc:date>2013-01-25T11:11:00</dc:date>
            </office:change-info>
          </text:insertion>
        </text:changed-region>
        <text:changed-region xml:id="ct481390784" text:id="ct481390784">
          <text:insertion>
            <office:change-info>
              <dc:creator>Unknown Author</dc:creator>
              <dc:date>2013-01-25T10:24:00</dc:date>
            </office:change-info>
          </text:insertion>
        </text:changed-region>
        <text:changed-region xml:id="ct481395408" text:id="ct481395408">
          <text:insertion>
            <office:change-info>
              <dc:creator>Unknown Author</dc:creator>
              <dc:date>2013-01-25T10:25:00</dc:date>
            </office:change-info>
          </text:insertion>
        </text:changed-region>
        <text:changed-region xml:id="ct481316592" text:id="ct481316592">
          <text:deletion>
            <office:change-info>
              <dc:creator>Unknown Author</dc:creator>
              <dc:date>2013-01-25T10:23:00</dc:date>
            </office:change-info>
            <text:p text:style-name="Standard">CAN-Datagram Content Single Frame</text:p>
            <text:p text:style-name="Standard">Note that zero-length datagrams are valid.</text:p>
            <text:h text:style-name="Heading_20_4" text:outline-level="4">CAN-Datagram Content First Frame</text:h>
            <text:p text:style-name="Standard">Note that there's no requirement that this contain 8 bytes.</text:p>
            <text:h text:style-name="Heading_20_4" text:outline-level="4">CAN-Datagram Content Middle Frame</text:h>
            <text:p text:style-name="Standard">Note that there's no requirement that this contain 8 bytes. It cannot be empty, though.</text:p>
            <text:h text:style-name="Heading_20_4" text:outline-level="4">CAN Datagram Content Last Frame</text:h>
            <text:p text:style-name="Standard">Note that this frame can be zero length.</text:p>
          </text:deletion>
        </text:changed-region>
        <text:changed-region xml:id="ct481399856" text:id="ct481399856">
          <text:deletion>
            <office:change-info>
              <dc:creator>David Harris</dc:creator>
              <dc:date>2013-01-24T13:13:00</dc:date>
            </office:change-info>
            <text:p text:style-name="Standard"/>
            <text:p text:style-name="Standard"/>
          </text:deletion>
        </text:changed-region>
        <text:changed-region xml:id="ct481317168" text:id="ct481317168">
          <text:deletion>
            <office:change-info>
              <dc:creator>Unknown Author</dc:creator>
              <dc:date>2013-01-25T10:23:00</dc:date>
            </office:change-info>
            <text:p text:style-name="Standard"/>
            <text:p text:style-name="Standard">The CAN header values are chosen to prevent CAN priority from reordering frames in a way that would damage the transmission. For CAN, the general Datagram message is broken into a First frame, one or more Middle frames, and a Last frame. <text:s/>In the degenerate case of a very short message that can fit into one frame, there is also an Only-frame. <text:s/>These are described in more detail below. <text:s/></text:p>
          </text:deletion>
        </text:changed-region>
        <text:changed-region xml:id="ct481400128" text:id="ct481400128">
          <text:deletion>
            <office:change-info>
              <dc:creator>Unknown Author</dc:creator>
              <dc:date>2013-01-25T10:25:00</dc:date>
            </office:change-info>
            <text:p text:style-name="Standard">(These aren't the same as the Standard)</text:p>
            <text:p text:style-name="Standard"/>
          </text:deletion>
        </text:changed-region>
        <text:changed-region xml:id="ct481393552" text:id="ct481393552">
          <text:deletion>
            <office:change-info>
              <dc:creator>Unknown Author</dc:creator>
              <dc:date>2013-01-25T10:25:00</dc:date>
            </office:change-info>
            <text:p text:style-name="Standard">-</text:p>
          </text:deletion>
        </text:changed-region>
        <text:changed-region xml:id="ct481400000" text:id="ct481400000">
          <text:insertion>
            <office:change-info>
              <dc:creator>Unknown Author</dc:creator>
              <dc:date>2013-01-25T10:25:00</dc:date>
            </office:change-info>
          </text:insertion>
        </text:changed-region>
        <text:changed-region xml:id="ct481400560" text:id="ct481400560">
          <text:insertion>
            <office:change-info>
              <dc:creator>Unknown Author</dc:creator>
              <dc:date>2013-01-25T10:33:00</dc:date>
            </office:change-info>
          </text:insertion>
        </text:changed-region>
        <text:changed-region xml:id="ct481322224" text:id="ct481322224">
          <text:deletion>
            <office:change-info>
              <dc:creator>Unknown Author</dc:creator>
              <dc:date>2013-01-25T10:26:00</dc:date>
            </office:change-info>
            <text:p text:style-name="Standard"><text:s/></text:p>
          </text:deletion>
        </text:changed-region>
        <text:changed-region xml:id="ct481400784" text:id="ct481400784">
          <text:insertion>
            <office:change-info>
              <dc:creator>Unknown Author</dc:creator>
              <dc:date>2013-01-25T10:26:00</dc:date>
            </office:change-info>
          </text:insertion>
        </text:changed-region>
        <text:changed-region xml:id="ct54425184" text:id="ct54425184">
          <text:insertion>
            <office:change-info>
              <dc:creator>Unknown Author</dc:creator>
              <dc:date>2013-01-25T10:28:00</dc:date>
            </office:change-info>
          </text:insertion>
        </text:changed-region>
        <text:changed-region xml:id="ct481325664" text:id="ct481325664">
          <text:insertion>
            <office:change-info>
              <dc:creator>Unknown Author</dc:creator>
              <dc:date>2013-01-25T10:29:00</dc:date>
            </office:change-info>
          </text:insertion>
        </text:changed-region>
        <text:changed-region xml:id="ct481400256" text:id="ct481400256">
          <text:deletion>
            <office:change-info>
              <dc:creator>Unknown Author</dc:creator>
              <dc:date>2013-01-25T10:30:00</dc:date>
            </office:change-info>
            <text:p text:style-name="Standard">“Invalid Datagram” - </text:p>
          </text:deletion>
        </text:changed-region>
        <text:changed-region xml:id="ct481400352" text:id="ct481400352">
          <text:insertion>
            <office:change-info>
              <dc:creator>Unknown Author</dc:creator>
              <dc:date>2013-01-25T10:30:00</dc:date>
            </office:change-info>
          </text:insertion>
        </text:changed-region>
        <text:changed-region xml:id="ct481325936" text:id="ct481325936">
          <text:deletion>
            <office:change-info>
              <dc:creator>Unknown Author</dc:creator>
              <dc:date>2013-01-25T10:31:00</dc:date>
            </office:change-info>
            <text:p text:style-name="Standard">something made the datagram improper, such as longer than the max permitted length. Proper datagrams might be acceptable.</text:p>
            <text:p text:style-name="Standard">“Source not permitted” - d</text:p>
          </text:deletion>
        </text:changed-region>
        <text:changed-region xml:id="ct481400448" text:id="ct481400448">
          <text:insertion>
            <office:change-info>
              <dc:creator>Unknown Author</dc:creator>
              <dc:date>2013-01-25T10:31:00</dc:date>
            </office:change-info>
          </text:insertion>
        </text:changed-region>
        <text:changed-region xml:id="ct481326352" text:id="ct481326352">
          <text:insertion>
            <office:change-info>
              <dc:creator>Unknown Author</dc:creator>
              <dc:date>2013-01-25T10:31:00</dc:date>
            </office:change-info>
          </text:insertion>
        </text:changed-region>
        <text:changed-region xml:id="ct481326096" text:id="ct481326096">
          <text:insertion>
            <office:change-info>
              <dc:creator>Unknown Author</dc:creator>
              <dc:date>2013-01-25T10:32:00</dc:date>
            </office:change-info>
          </text:insertion>
        </text:changed-region>
        <text:changed-region xml:id="ct481401872" text:id="ct481401872">
          <text:deletion>
            <office:change-info>
              <dc:creator>Unknown Author</dc:creator>
              <dc:date>2013-01-25T10:33:00</dc:date>
            </office:change-info>
            <text:p text:style-name="Standard">-</text:p>
          </text:deletion>
        </text:changed-region>
        <text:changed-region xml:id="ct481401744" text:id="ct481401744">
          <text:insertion>
            <office:change-info>
              <dc:creator>Unknown Author</dc:creator>
              <dc:date>2013-01-25T10:33:00</dc:date>
            </office:change-info>
          </text:insertion>
        </text:changed-region>
        <text:changed-region xml:id="ct481402000" text:id="ct481402000">
          <text:deletion>
            <office:change-info>
              <dc:creator>Unknown Author</dc:creator>
              <dc:date>2013-01-25T10:33:00</dc:date>
            </office:change-info>
            <text:p text:style-name="Standard">t</text:p>
          </text:deletion>
        </text:changed-region>
        <text:changed-region xml:id="ct481401504" text:id="ct481401504">
          <text:insertion>
            <office:change-info>
              <dc:creator>Unknown Author</dc:creator>
              <dc:date>2013-01-25T10:33:00</dc:date>
            </office:change-info>
          </text:insertion>
        </text:changed-region>
        <text:changed-region xml:id="ct481326608" text:id="ct481326608">
          <text:insertion>
            <office:change-info>
              <dc:creator>Unknown Author</dc:creator>
              <dc:date>2013-01-25T10:33:00</dc:date>
            </office:change-info>
          </text:insertion>
        </text:changed-region>
        <text:changed-region xml:id="ct481402096" text:id="ct481402096">
          <text:insertion>
            <office:change-info>
              <dc:creator>Unknown Author</dc:creator>
              <dc:date>2013-01-25T10:36:00</dc:date>
            </office:change-info>
          </text:insertion>
        </text:changed-region>
        <text:changed-region xml:id="ct481401248" text:id="ct481401248">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deletion>
        </text:changed-region>
        <text:changed-region xml:id="ct481402496" text:id="ct481402496">
          <text:insertion>
            <office:change-info>
              <dc:creator>Unknown Author</dc:creator>
              <dc:date>2013-01-25T10:39:00</dc:date>
            </office:change-info>
          </text:insertion>
        </text:changed-region>
        <text:changed-region xml:id="ct481402592" text:id="ct481402592">
          <text:insertion>
            <office:change-info>
              <dc:creator>Unknown Author</dc:creator>
              <dc:date>2013-01-25T10:46:00</dc:date>
            </office:change-info>
          </text:insertion>
        </text:changed-region>
        <text:changed-region xml:id="ct481328112" text:id="ct481328112">
          <text:deletion>
            <office:change-info>
              <dc:creator>Unknown Author</dc:creator>
              <dc:date>2013-01-25T10:37:00</dc:date>
            </office:change-info>
            <text:p text:style-name="Standard">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deletion>
        </text:changed-region>
        <text:changed-region xml:id="ct481403088" text:id="ct481403088">
          <text:deletion>
            <office:change-info>
              <dc:creator>David Harris</dc:creator>
              <dc:date>2013-01-23T00:52:00</dc:date>
            </office:change-info>
            <text:p text:style-name="Standard">C</text:p>
          </text:deletion>
        </text:changed-region>
        <text:changed-region xml:id="ct481402992" text:id="ct481402992">
          <text:deletion>
            <office:change-info>
              <dc:creator>Unknown Author</dc:creator>
              <dc:date>2013-01-25T10:37:00</dc:date>
            </office:change-info>
            <text:p text:style-name="Standard">It cnow when e.g. the lower levels reset, so that it knows to abandon a partially received datagram. <text:s/>kin the CAN header.</text:p>
            <text:p text:style-name="Standard">There's nothing in the Standard <text:span text:style-name="T1">that</text:span> says that CAN frames <text:span text:style-name="T1">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datagram and it will be resent. That reject can be sent early, so that buffer space to accumulate the datagram or even state bits to remember there is a data need not be allocated. Once the “datagram complete” indicator is received for a datagram, the node replies to the original source node with a “Datagram Received OK” or “Datagram Rejected” message.</text:p>
            <text:p text:style-name="Standard">The state machine for assembling datagram frames needs to </text:p>
          </text:deletion>
        </text:changed-region>
        <text:changed-region xml:id="ct481327312" text:id="ct481327312">
          <text:deletion>
            <office:change-info>
              <dc:creator>David Harris</dc:creator>
              <dc:date>2013-01-23T00:51:00</dc:date>
            </office:change-info>
            <text:p text:style-name="Standard">b</text:p>
          </text:deletion>
        </text:changed-region>
        <text:changed-region xml:id="ct481402192" text:id="ct481402192">
          <text:deletion>
            <office:change-info>
              <dc:creator>Unknown Author</dc:creator>
              <dc:date>2013-01-25T10:37:00</dc:date>
            </office:change-info>
            <text:p text:style-name="Standard">CAN Protocol</text:p>
            <text:p text:style-name="Standard">The sender breaks the datagram content into one or more frames. The source NodeID alias and destination NodeID alias are contained in the header as usual. Format indicators are used to mark the segmentation into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first/middle/last frame is marked </text:p>
          </text:deletion>
        </text:changed-region>
        <text:changed-region xml:id="ct481330176" text:id="ct481330176">
          <text:deletion>
            <office:change-info>
              <dc:creator>Unknown Author</dc:creator>
              <dc:date>2013-01-25T10:37:00</dc:date>
            </office:change-info>
            <text:p text:style-name="Standard">.in this case</text:p>
          </text:deletion>
        </text:changed-region>
        <text:changed-region xml:id="ct481331424" text:id="ct481331424">
          <text:deletion>
            <office:change-info>
              <dc:creator>David Harris</dc:creator>
              <dc:date>2013-01-23T00:56:00</dc:date>
            </office:change-info>
            <text:p text:style-name="Standard">there</text:p>
          </text:deletion>
        </text:changed-region>
        <text:changed-region xml:id="ct481330544" text:id="ct481330544">
          <text:deletion>
            <office:change-info>
              <dc:creator>Unknown Author</dc:creator>
              <dc:date>2013-01-25T10:37:00</dc:date>
            </office:change-info>
            <text:p text:style-name="Standard">though:</text:p>
            <text:p text:style-name="Standard">Getting another valid datagram sequence while receiving one (or more) that fills the local buffers is _not_ an out-of-spec condition, and the protocol defines exactly how the node is to react. There's no flexibility behaviour, <text:s/>a node that gets a middle-segment without a first-segment can react in various ways. It might send various replies (but it doesn't have to). It might ignore it. Etc. </text:p>
            <text:p text:style-name="Standard">There's an important thing to realize about that ,. If a node receives out-of-spec datagram fragments, what it does is up to it. This is because it's neither necessary nor practical to specify a unique set of logic for dealing with the semi-infinite number of possible out-of-spec transmissions. Nodes can use the various error replies to indicate whatever they know, but they don't have to. </text:p>
            <text:p text:style-name="Standard">Sos a specific response to out-of-spec transmission</text:p>
          </text:deletion>
        </text:changed-region>
        <text:changed-region xml:id="ct481403472" text:id="ct481403472">
          <text:deletion>
            <office:change-info>
              <dc:creator>David Harris</dc:creator>
              <dc:date>2013-01-23T00:52:00</dc:date>
            </office:change-info>
            <text:p text:style-name="Standard">to</text:p>
          </text:deletion>
        </text:changed-region>
        <text:changed-region xml:id="ct481403376" text:id="ct481403376">
          <text:deletion>
            <office:change-info>
              <dc:creator>Unknown Author</dc:creator>
              <dc:date>2013-01-25T10:37:00</dc:date>
            </office:change-info>
            <text:p text:style-name="Standard">forCAN Protocol</text:p>
            <text:p text:style-name="Standard">There's no requirement </text:p>
          </text:deletion>
        </text:changed-region>
        <text:changed-region xml:id="ct481402768" text:id="ct481402768">
          <text:insertion>
            <office:change-info>
              <dc:creator>Unknown Author</dc:creator>
              <dc:date>2013-01-25T10:23:00</dc:date>
            </office:change-info>
          </text:insertion>
        </text:changed-region>
        <text:changed-region xml:id="ct481331904" text:id="ct481331904">
          <text:insertion>
            <office:change-info>
              <dc:creator>Unknown Author</dc:creator>
              <dc:date>2013-01-25T10:41:00</dc:date>
            </office:change-info>
          </text:insertion>
        </text:changed-region>
        <text:changed-region xml:id="ct481406000" text:id="ct481406000">
          <text:insertion>
            <office:change-info>
              <dc:creator>Unknown Author</dc:creator>
              <dc:date>2013-01-25T10:37:00</dc:date>
            </office:change-info>
          </text:insertion>
        </text:changed-region>
        <text:changed-region xml:id="ct481405456" text:id="ct481405456">
          <text:insertion>
            <office:change-info>
              <dc:creator>Unknown Author</dc:creator>
              <dc:date>2013-01-25T10:52:00</dc:date>
            </office:change-info>
          </text:insertion>
        </text:changed-region>
        <text:changed-region xml:id="ct481405552" text:id="ct481405552">
          <text:insertion>
            <office:change-info>
              <dc:creator>Unknown Author</dc:creator>
              <dc:date>2013-01-25T10:53:00</dc:date>
            </office:change-info>
          </text:insertion>
        </text:changed-region>
        <text:changed-region xml:id="ct481405760" text:id="ct481405760">
          <text:insertion>
            <office:change-info>
              <dc:creator>Unknown Author</dc:creator>
              <dc:date>2013-01-25T10:53:00</dc:date>
            </office:change-info>
          </text:insertion>
        </text:changed-region>
        <text:changed-region xml:id="ct481405088" text:id="ct481405088">
          <text:insertion>
            <office:change-info>
              <dc:creator>Unknown Author</dc:creator>
              <dc:date>2013-01-25T10:54:00</dc:date>
            </office:change-info>
          </text:insertion>
        </text:changed-region>
        <text:changed-region xml:id="ct481330992" text:id="ct481330992">
          <text:deletion>
            <office:change-info>
              <dc:creator>Unknown Author</dc:creator>
              <dc:date>2013-01-25T10:54:00</dc:date>
            </office:change-info>
            <text:p text:style-name="Standard">C</text:p>
          </text:deletion>
        </text:changed-region>
        <text:changed-region xml:id="ct481331088" text:id="ct481331088">
          <text:deletion>
            <office:change-info>
              <dc:creator>Unknown Author</dc:creator>
              <dc:date>2013-01-25T10:54:00</dc:date>
            </office:change-info>
            <text:p text:style-name="Standard">the</text:p>
          </text:deletion>
        </text:changed-region>
        <text:changed-region xml:id="ct481332576" text:id="ct481332576">
          <text:insertion>
            <office:change-info>
              <dc:creator>Unknown Author</dc:creator>
              <dc:date>2013-01-25T10:54:00</dc:date>
            </office:change-info>
          </text:insertion>
        </text:changed-region>
        <text:changed-region xml:id="ct481331184" text:id="ct481331184">
          <text:insertion>
            <office:change-info>
              <dc:creator>Unknown Author</dc:creator>
              <dc:date>2013-01-25T10:54:00</dc:date>
            </office:change-info>
          </text:insertion>
        </text:changed-region>
        <text:changed-region xml:id="ct481332768" text:id="ct481332768">
          <text:deletion>
            <office:change-info>
              <dc:creator>Unknown Author</dc:creator>
              <dc:date>2013-01-25T10:54:00</dc:date>
            </office:change-info>
            <text:p text:style-name="Standard">net</text:p>
          </text:deletion>
        </text:changed-region>
        <text:changed-region xml:id="ct481332896" text:id="ct481332896">
          <text:insertion>
            <office:change-info>
              <dc:creator>Unknown Author</dc:creator>
              <dc:date>2013-01-25T10:54:00</dc:date>
            </office:change-info>
          </text:insertion>
        </text:changed-region>
        <text:changed-region xml:id="ct481404048" text:id="ct481404048">
          <text:deletion>
            <office:change-info>
              <dc:creator>Unknown Author</dc:creator>
              <dc:date>2013-01-25T10:54:00</dc:date>
            </office:change-info>
            <text:p text:style-name="Standard">Communcation</text:p>
          </text:deletion>
        </text:changed-region>
        <text:changed-region xml:id="ct481332208" text:id="ct481332208">
          <text:insertion>
            <office:change-info>
              <dc:creator>Unknown Author</dc:creator>
              <dc:date>2013-01-25T10:54:00</dc:date>
            </office:change-info>
          </text:insertion>
        </text:changed-region>
        <text:changed-region xml:id="ct481404144" text:id="ct481404144">
          <text:insertion>
            <office:change-info>
              <dc:creator>Unknown Author</dc:creator>
              <dc:date>2013-01-25T10:54:00</dc:date>
            </office:change-info>
          </text:insertion>
        </text:changed-region>
        <text:changed-region xml:id="ct481404240" text:id="ct481404240">
          <text:deletion>
            <office:change-info>
              <dc:creator>Unknown Author</dc:creator>
              <dc:date>2013-01-25T10:54:00</dc:date>
            </office:change-info>
            <text:p text:style-name="Standard">here</text:p>
          </text:deletion>
        </text:changed-region>
        <text:changed-region xml:id="ct481333088" text:id="ct481333088">
          <text:insertion>
            <office:change-info>
              <dc:creator>Unknown Author</dc:creator>
              <dc:date>2013-01-25T10:54:00</dc:date>
            </office:change-info>
          </text:insertion>
        </text:changed-region>
        <text:changed-region xml:id="ct481333184" text:id="ct481333184">
          <text:deletion>
            <office:change-info>
              <dc:creator>Unknown Author</dc:creator>
              <dc:date>2013-01-25T10:55:00</dc:date>
            </office:change-info>
            <text:p text:style-name="Standard">(vs 64, and need to plan for future growth) bits</text:p>
          </text:deletion>
        </text:changed-region>
        <text:changed-region xml:id="ct481404512" text:id="ct481404512">
          <text:insertion>
            <office:change-info>
              <dc:creator>Unknown Author</dc:creator>
              <dc:date>2013-01-25T10:55:00</dc:date>
            </office:change-info>
          </text:insertion>
        </text:changed-region>
        <text:changed-region xml:id="ct481333344" text:id="ct481333344">
          <text:deletion>
            <office:change-info>
              <dc:creator>Unknown Author</dc:creator>
              <dc:date>2013-01-25T11:11:00</dc:date>
            </office:change-info>
            <text:p text:style-name="Standard">it's</text:p>
          </text:deletion>
        </text:changed-region>
        <text:changed-region xml:id="ct481333872" text:id="ct481333872">
          <text:insertion>
            <office:change-info>
              <dc:creator>Unknown Author</dc:creator>
              <dc:date>2013-01-25T11:12:00</dc:date>
            </office:change-info>
          </text:insertion>
        </text:changed-region>
        <text:changed-region xml:id="ct481406800" text:id="ct481406800">
          <text:insertion>
            <office:change-info>
              <dc:creator>Unknown Author</dc:creator>
              <dc:date>2013-01-25T11:11:00</dc:date>
            </office:change-info>
          </text:insertion>
        </text:changed-region>
        <text:changed-region xml:id="ct481333536" text:id="ct481333536">
          <text:insertion>
            <office:change-info>
              <dc:creator>Unknown Author</dc:creator>
              <dc:date>2013-01-25T10:55:00</dc:date>
            </office:change-info>
          </text:insertion>
        </text:changed-region>
        <text:changed-region xml:id="ct481333664" text:id="ct481333664">
          <text:deletion>
            <office:change-info>
              <dc:creator>Unknown Author</dc:creator>
              <dc:date>2013-01-25T10:56:00</dc:date>
            </office:change-info>
            <text:p text:style-name="Standard">doesn't need</text:p>
          </text:deletion>
        </text:changed-region>
        <text:changed-region xml:id="ct481334912" text:id="ct481334912">
          <text:insertion>
            <office:change-info>
              <dc:creator>Unknown Author</dc:creator>
              <dc:date>2013-01-25T10:56:00</dc:date>
            </office:change-info>
          </text:insertion>
        </text:changed-region>
        <text:changed-region xml:id="ct481406896" text:id="ct481406896">
          <text:insertion>
            <office:change-info>
              <dc:creator>Unknown Author</dc:creator>
              <dc:date>2013-01-25T10:57:00</dc:date>
            </office:change-info>
          </text:insertion>
        </text:changed-region>
        <text:changed-region xml:id="ct481334096" text:id="ct481334096">
          <text:insertion>
            <office:change-info>
              <dc:creator>Unknown Author</dc:creator>
              <dc:date>2013-01-25T10:58:00</dc:date>
            </office:change-info>
          </text:insertion>
        </text:changed-region>
        <text:changed-region xml:id="ct481334192" text:id="ct481334192">
          <text:insertion>
            <office:change-info>
              <dc:creator>Unknown Author</dc:creator>
              <dc:date>2013-01-25T10:56:00</dc:date>
            </office:change-info>
          </text:insertion>
        </text:changed-region>
        <text:changed-region xml:id="ct481334288" text:id="ct481334288">
          <text:deletion>
            <office:change-info>
              <dc:creator>Unknown Author</dc:creator>
              <dc:date>2013-01-25T10:56:00</dc:date>
            </office:change-info>
            <text:p text:style-name="Standard">conditions</text:p>
          </text:deletion>
        </text:changed-region>
        <text:changed-region xml:id="ct481334416" text:id="ct481334416">
          <text:insertion>
            <office:change-info>
              <dc:creator>Unknown Author</dc:creator>
              <dc:date>2013-01-25T10:56:00</dc:date>
            </office:change-info>
          </text:insertion>
        </text:changed-region>
        <text:changed-region xml:id="ct481407424" text:id="ct481407424">
          <text:insertion>
            <office:change-info>
              <dc:creator>Unknown Author</dc:creator>
              <dc:date>2013-01-25T10:56:00</dc:date>
            </office:change-info>
          </text:insertion>
        </text:changed-region>
        <text:changed-region xml:id="ct481335040" text:id="ct481335040">
          <text:deletion>
            <office:change-info>
              <dc:creator>Unknown Author</dc:creator>
              <dc:date>2013-01-25T10:56:00</dc:date>
            </office:change-info>
            <text:p text:style-name="Standard">In order for the</text:p>
          </text:deletion>
        </text:changed-region>
        <text:changed-region xml:id="ct481335168" text:id="ct481335168">
          <text:insertion>
            <office:change-info>
              <dc:creator>Unknown Author</dc:creator>
              <dc:date>2013-01-25T10:57:00</dc:date>
            </office:change-info>
          </text:insertion>
        </text:changed-region>
        <text:changed-region xml:id="ct481335328" text:id="ct481335328">
          <text:deletion>
            <office:change-info>
              <dc:creator>Unknown Author</dc:creator>
              <dc:date>2013-01-25T10:57:00</dc:date>
            </office:change-info>
            <text:p text:style-name="Standard">to know</text:p>
          </text:deletion>
        </text:changed-region>
        <text:changed-region xml:id="ct481407520" text:id="ct481407520">
          <text:insertion>
            <office:change-info>
              <dc:creator>Unknown Author</dc:creator>
              <dc:date>2013-01-25T10:57:00</dc:date>
            </office:change-info>
          </text:insertion>
        </text:changed-region>
        <text:changed-region xml:id="ct481407616" text:id="ct481407616">
          <text:insertion>
            <office:change-info>
              <dc:creator>Unknown Author</dc:creator>
              <dc:date>2013-01-25T10:57:00</dc:date>
            </office:change-info>
          </text:insertion>
        </text:changed-region>
        <text:changed-region xml:id="ct481336752" text:id="ct481336752">
          <text:deletion>
            <office:change-info>
              <dc:creator>Unknown Author</dc:creator>
              <dc:date>2013-01-25T10:57:00</dc:date>
            </office:change-info>
            <text:p text:style-name="Standard">” reply.</text:p>
          </text:deletion>
        </text:changed-region>
        <text:changed-region xml:id="ct481336624" text:id="ct481336624">
          <text:deletion>
            <office:change-info>
              <dc:creator>Unknown Author</dc:creator>
              <dc:date>2013-01-25T10:56:00</dc:date>
            </office:change-info>
            <text:p text:style-name="Standard">, acknowledged</text:p>
          </text:deletion>
        </text:changed-region>
        <text:changed-region xml:id="ct481336496" text:id="ct481336496">
          <text:deletion>
            <office:change-info>
              <dc:creator>Unknown Author</dc:creator>
              <dc:date>2013-01-25T10:57:00</dc:date>
            </office:change-info>
            <text:p text:style-name="Standard">eceived OK</text:p>
          </text:deletion>
        </text:changed-region>
        <text:changed-region xml:id="ct481334576" text:id="ct481334576">
          <text:deletion>
            <office:change-info>
              <dc:creator>Unknown Author</dc:creator>
              <dc:date>2013-01-25T10:56:00</dc:date>
            </office:change-info>
            <text:p text:style-name="Standard">r</text:p>
          </text:deletion>
        </text:changed-region>
        <text:changed-region xml:id="ct481406368" text:id="ct481406368">
          <text:deletion>
            <office:change-info>
              <dc:creator>Unknown Author</dc:creator>
              <dc:date>2013-01-25T10:57:00</dc:date>
            </office:change-info>
            <text:p text:style-name="Standard">, there needs to be an “</text:p>
          </text:deletion>
        </text:changed-region>
        <text:changed-region xml:id="ct481406464" text:id="ct481406464">
          <text:deletion>
            <office:change-info>
              <dc:creator>Unknown Author</dc:creator>
              <dc:date>2013-01-25T10:57:00</dc:date>
            </office:change-info>
            <text:p text:style-name="Standard">In this case, “reliable transport” just refers to a lack of content and order errors, not that messages always end up effective at the remote destination.</text:p>
          </text:deletion>
        </text:changed-region>
        <text:changed-region xml:id="ct481336208" text:id="ct481336208">
          <text:deletion>
            <office:change-info>
              <dc:creator>Unknown Author</dc:creator>
              <dc:date>2013-01-25T10:58:00</dc:date>
            </office:change-info>
            <text:p text:style-name="Standard">We're relying on</text:p>
          </text:deletion>
        </text:changed-region>
        <text:changed-region xml:id="ct481336336" text:id="ct481336336">
          <text:insertion>
            <office:change-info>
              <dc:creator>Unknown Author</dc:creator>
              <dc:date>2013-01-25T10:58:00</dc:date>
            </office:change-info>
          </text:insertion>
        </text:changed-region>
        <text:changed-region xml:id="ct481407840" text:id="ct481407840">
          <text:insertion>
            <office:change-info>
              <dc:creator>David Harris</dc:creator>
              <dc:date>2013-01-23T00:58:00</dc:date>
            </office:change-info>
          </text:insertion>
        </text:changed-region>
        <text:changed-region xml:id="ct481407120" text:id="ct481407120">
          <text:insertion>
            <office:change-info>
              <dc:creator>David Harris</dc:creator>
              <dc:date>2013-01-23T00:58:00</dc:date>
            </office:change-info>
          </text:insertion>
        </text:changed-region>
        <text:changed-region xml:id="ct481407216" text:id="ct481407216">
          <text:insertion>
            <office:change-info>
              <dc:creator>David Harris</dc:creator>
              <dc:date>2013-01-23T00:58:00</dc:date>
            </office:change-info>
          </text:insertion>
        </text:changed-region>
        <text:changed-region xml:id="ct481336976" text:id="ct481336976">
          <text:insertion>
            <office:change-info>
              <dc:creator>David Harris</dc:creator>
              <dc:date>2013-01-23T00:59:00</dc:date>
            </office:change-info>
          </text:insertion>
        </text:changed-region>
        <text:changed-region xml:id="ct481408240" text:id="ct481408240">
          <text:insertion>
            <office:change-info>
              <dc:creator>David Harris</dc:creator>
              <dc:date>2013-01-23T00:59:00</dc:date>
            </office:change-info>
          </text:insertion>
        </text:changed-region>
        <text:changed-region xml:id="ct481335808" text:id="ct481335808">
          <text:deletion>
            <office:change-info>
              <dc:creator>Unknown Author</dc:creator>
              <dc:date>2013-01-25T11:00:00</dc:date>
            </office:change-info>
            <text:p text:style-name="P1"/>
            <text:p text:style-name="P1"/>
          </text:deletion>
        </text:changed-region>
        <text:changed-region xml:id="ct481408016" text:id="ct481408016">
          <text:insertion>
            <office:change-info>
              <dc:creator>David Harris</dc:creator>
              <dc:date>2013-01-23T00:59:00</dc:date>
            </office:change-info>
          </text:insertion>
        </text:changed-region>
        <text:changed-region xml:id="ct481408112" text:id="ct481408112">
          <text:insertion>
            <office:change-info>
              <dc:creator>David Harris</dc:creator>
              <dc:date>2013-01-23T00:59:00</dc:date>
            </office:change-info>
          </text:insertion>
        </text:changed-region>
        <text:changed-region xml:id="ct481336096" text:id="ct481336096">
          <text:deletion>
            <office:change-info>
              <dc:creator>Unknown Author</dc:creator>
              <dc:date>2013-01-25T11:00:00</dc:date>
            </office:change-info>
            <text:p text:style-name="P2"/>
            <text:p text:style-name="P2"/>
          </text:deletion>
        </text:changed-region>
        <text:changed-region xml:id="ct481408512" text:id="ct481408512">
          <text:deletion>
            <office:change-info>
              <dc:creator>Unknown Author</dc:creator>
              <dc:date>2013-01-25T10:59:00</dc:date>
            </office:change-info>
            <text:p text:style-name="Standard">Temporarily unable to receive</text:p>
          </text:deletion>
        </text:changed-region>
        <text:changed-region xml:id="ct481337664" text:id="ct481337664">
          <text:insertion>
            <office:change-info>
              <dc:creator>Unknown Author</dc:creator>
              <dc:date>2013-01-25T10:59:00</dc:date>
            </office:change-info>
          </text:insertion>
        </text:changed-region>
        <text:changed-region xml:id="ct481408336" text:id="ct481408336">
          <text:insertion>
            <office:change-info>
              <dc:creator>Unknown Author</dc:creator>
              <dc:date>2013-01-25T10:59:00</dc:date>
            </office:change-info>
          </text:insertion>
        </text:changed-region>
        <text:changed-region xml:id="ct481408944" text:id="ct481408944">
          <text:insertion>
            <office:change-info>
              <dc:creator>David Harris</dc:creator>
              <dc:date>2013-01-23T00:59:00</dc:date>
            </office:change-info>
          </text:insertion>
        </text:changed-region>
        <text:changed-region xml:id="ct481409040" text:id="ct481409040">
          <text:insertion>
            <office:change-info>
              <dc:creator>David Harris</dc:creator>
              <dc:date>2013-01-23T00:59:00</dc:date>
            </office:change-info>
          </text:insertion>
        </text:changed-region>
        <text:changed-region xml:id="ct481338336" text:id="ct481338336">
          <text:deletion>
            <office:change-info>
              <dc:creator>Unknown Author</dc:creator>
              <dc:date>2013-01-25T10:59:00</dc:date>
            </office:change-info>
            <text:p text:style-name="P2">Buffer shortage, Resend</text:p>
          </text:deletion>
        </text:changed-region>
        <text:changed-region xml:id="ct481338464" text:id="ct481338464">
          <text:insertion>
            <office:change-info>
              <dc:creator>Unknown Author</dc:creator>
              <dc:date>2013-01-25T10:59:00</dc:date>
            </office:change-info>
          </text:insertion>
        </text:changed-region>
        <text:changed-region xml:id="ct481409136" text:id="ct481409136">
          <text:deletion>
            <office:change-info>
              <dc:creator>David Harris</dc:creator>
              <dc:date>2013-01-23T01:04:00</dc:date>
            </office:change-info>
            <text:p text:style-name="P2"/>
            <text:p text:style-name="P2"/>
          </text:deletion>
        </text:changed-region>
        <text:changed-region xml:id="ct481326736" text:id="ct481326736">
          <text:deletion>
            <office:change-info>
              <dc:creator>Unknown Author</dc:creator>
              <dc:date>2013-01-25T10:59:00</dc:date>
            </office:change-info>
            <text:p text:style-name="Standard"/>
            <text:p text:style-name="Standard"/>
          </text:deletion>
        </text:changed-region>
        <text:changed-region xml:id="ct481408640" text:id="ct481408640">
          <text:deletion>
            <office:change-info>
              <dc:creator>David Harris</dc:creator>
              <dc:date>2013-01-23T00:59:00</dc:date>
            </office:change-info>
            <text:p text:style-name="Standard"/>
            <text:p text:style-name="Standard"/>
          </text:deletion>
        </text:changed-region>
        <text:changed-region xml:id="ct481337984" text:id="ct481337984">
          <text:insertion>
            <office:change-info>
              <dc:creator>David Harris</dc:creator>
              <dc:date>2013-01-23T00:59:00</dc:date>
            </office:change-info>
          </text:insertion>
        </text:changed-region>
        <text:changed-region xml:id="ct481408736" text:id="ct481408736">
          <text:insertion>
            <office:change-info>
              <dc:creator>David Harris</dc:creator>
              <dc:date>2013-01-23T00:59:00</dc:date>
            </office:change-info>
          </text:insertion>
        </text:changed-region>
        <text:changed-region xml:id="ct481408832" text:id="ct481408832">
          <text:insertion>
            <office:change-info>
              <dc:creator>David Harris</dc:creator>
              <dc:date>2013-01-23T00:59:00</dc:date>
            </office:change-info>
          </text:insertion>
        </text:changed-region>
        <text:changed-region xml:id="ct481338992" text:id="ct481338992">
          <text:deletion>
            <office:change-info>
              <dc:creator>Unknown Author</dc:creator>
              <dc:date>2013-01-25T10:59:00</dc:date>
            </office:change-info>
            <text:p text:style-name="P3">Buffer shortage, Resend</text:p>
          </text:deletion>
        </text:changed-region>
        <text:changed-region xml:id="ct481339120" text:id="ct481339120">
          <text:insertion>
            <office:change-info>
              <dc:creator>Unknown Author</dc:creator>
              <dc:date>2013-01-25T10:59:00</dc:date>
            </office:change-info>
          </text:insertion>
        </text:changed-region>
        <text:changed-region xml:id="ct481409488" text:id="ct481409488">
          <text:insertion>
            <office:change-info>
              <dc:creator>David Harris</dc:creator>
              <dc:date>2013-01-23T00:59:00</dc:date>
            </office:change-info>
          </text:insertion>
        </text:changed-region>
        <text:changed-region xml:id="ct481409584" text:id="ct481409584">
          <text:insertion>
            <office:change-info>
              <dc:creator>David Harris</dc:creator>
              <dc:date>2013-01-23T00:59:00</dc:date>
            </office:change-info>
          </text:insertion>
        </text:changed-region>
        <text:changed-region xml:id="ct481339472" text:id="ct481339472">
          <text:insertion>
            <office:change-info>
              <dc:creator>Unknown Author</dc:creator>
              <dc:date>2013-01-25T11:00:00</dc:date>
            </office:change-info>
          </text:insertion>
        </text:changed-region>
        <text:changed-region xml:id="ct481339568" text:id="ct481339568">
          <text:deletion>
            <office:change-info>
              <dc:creator>Unknown Author</dc:creator>
              <dc:date>2013-01-25T11:00:00</dc:date>
            </office:change-info>
            <text:p text:style-name="P3">-&gt;</text:p>
          </text:deletion>
        </text:changed-region>
        <text:changed-region xml:id="ct481339696" text:id="ct481339696">
          <text:insertion>
            <office:change-info>
              <dc:creator>David Harris</dc:creator>
              <dc:date>2013-01-23T00:59:00</dc:date>
            </office:change-info>
          </text:insertion>
        </text:changed-region>
        <text:changed-region xml:id="ct481410096" text:id="ct481410096">
          <text:insertion>
            <office:change-info>
              <dc:creator>David Harris</dc:creator>
              <dc:date>2013-01-23T00:59:00</dc:date>
            </office:change-info>
          </text:insertion>
        </text:changed-region>
        <text:changed-region xml:id="ct481410496" text:id="ct481410496">
          <text:insertion>
            <office:change-info>
              <dc:creator>David Harris</dc:creator>
              <dc:date>2013-01-23T00:59:00</dc:date>
            </office:change-info>
          </text:insertion>
        </text:changed-region>
        <text:changed-region xml:id="ct481340352" text:id="ct481340352">
          <text:insertion>
            <office:change-info>
              <dc:creator>Unknown Author</dc:creator>
              <dc:date>2013-01-25T11:00:00</dc:date>
            </office:change-info>
          </text:insertion>
        </text:changed-region>
        <text:changed-region xml:id="ct481410592" text:id="ct481410592">
          <text:deletion>
            <office:change-info>
              <dc:creator>Unknown Author</dc:creator>
              <dc:date>2013-01-25T11:00:00</dc:date>
            </office:change-info>
            <text:p text:style-name="P3">-&gt;</text:p>
          </text:deletion>
        </text:changed-region>
        <text:changed-region xml:id="ct481340480" text:id="ct481340480">
          <text:insertion>
            <office:change-info>
              <dc:creator>David Harris</dc:creator>
              <dc:date>2013-01-23T00:59:00</dc:date>
            </office:change-info>
          </text:insertion>
        </text:changed-region>
        <text:changed-region xml:id="ct481409808" text:id="ct481409808">
          <text:insertion>
            <office:change-info>
              <dc:creator>David Harris</dc:creator>
              <dc:date>2013-01-23T01:02:00</dc:date>
            </office:change-info>
          </text:insertion>
        </text:changed-region>
        <text:changed-region xml:id="ct481409904" text:id="ct481409904">
          <text:insertion>
            <office:change-info>
              <dc:creator>David Harris</dc:creator>
              <dc:date>2013-01-23T01:02:00</dc:date>
            </office:change-info>
          </text:insertion>
        </text:changed-region>
        <text:changed-region xml:id="ct481340832" text:id="ct481340832">
          <text:insertion>
            <office:change-info>
              <dc:creator>David Harris</dc:creator>
              <dc:date>2013-01-23T01:02:00</dc:date>
            </office:change-info>
          </text:insertion>
        </text:changed-region>
        <text:changed-region xml:id="ct481340960" text:id="ct481340960">
          <text:insertion>
            <office:change-info>
              <dc:creator>David Harris</dc:creator>
              <dc:date>2013-01-23T01:02:00</dc:date>
            </office:change-info>
          </text:insertion>
        </text:changed-region>
        <text:changed-region xml:id="ct481410384" text:id="ct481410384">
          <text:insertion>
            <office:change-info>
              <dc:creator>David Harris</dc:creator>
              <dc:date>2013-01-23T01:02:00</dc:date>
            </office:change-info>
          </text:insertion>
        </text:changed-region>
        <text:changed-region xml:id="ct481410992" text:id="ct481410992">
          <text:insertion>
            <office:change-info>
              <dc:creator>David Harris</dc:creator>
              <dc:date>2013-01-23T01:02:00</dc:date>
            </office:change-info>
          </text:insertion>
        </text:changed-region>
        <text:changed-region xml:id="ct481411088" text:id="ct481411088">
          <text:insertion>
            <office:change-info>
              <dc:creator>David Harris</dc:creator>
              <dc:date>2013-01-23T01:02:00</dc:date>
            </office:change-info>
          </text:insertion>
        </text:changed-region>
        <text:changed-region xml:id="ct481410688" text:id="ct481410688">
          <text:insertion>
            <office:change-info>
              <dc:creator>David Harris</dc:creator>
              <dc:date>2013-01-23T01:02:00</dc:date>
            </office:change-info>
          </text:insertion>
        </text:changed-region>
        <text:changed-region xml:id="ct481341440" text:id="ct481341440">
          <text:insertion>
            <office:change-info>
              <dc:creator>David Harris</dc:creator>
              <dc:date>2013-01-23T01:02:00</dc:date>
            </office:change-info>
          </text:insertion>
        </text:changed-region>
        <text:changed-region xml:id="ct481410784" text:id="ct481410784">
          <text:insertion>
            <office:change-info>
              <dc:creator>David Harris</dc:creator>
              <dc:date>2013-01-23T01:02:00</dc:date>
            </office:change-info>
          </text:insertion>
        </text:changed-region>
        <text:changed-region xml:id="ct481341600" text:id="ct481341600">
          <text:insertion>
            <office:change-info>
              <dc:creator>David Harris</dc:creator>
              <dc:date>2013-01-23T01:02:00</dc:date>
            </office:change-info>
          </text:insertion>
        </text:changed-region>
        <text:changed-region xml:id="ct481411184" text:id="ct481411184">
          <text:insertion>
            <office:change-info>
              <dc:creator>David Harris</dc:creator>
              <dc:date>2013-01-23T01:02:00</dc:date>
            </office:change-info>
          </text:insertion>
        </text:changed-region>
        <text:changed-region xml:id="ct481411856" text:id="ct481411856">
          <text:insertion>
            <office:change-info>
              <dc:creator>Unknown Author</dc:creator>
              <dc:date>2013-01-25T11:02:00</dc:date>
            </office:change-info>
          </text:insertion>
        </text:changed-region>
        <text:changed-region xml:id="ct481411376" text:id="ct481411376">
          <text:insertion>
            <office:change-info>
              <dc:creator>David Harris</dc:creator>
              <dc:date>2013-01-23T01:03:00</dc:date>
            </office:change-info>
          </text:insertion>
        </text:changed-region>
        <text:changed-region xml:id="ct481341840" text:id="ct481341840">
          <text:insertion>
            <office:change-info>
              <dc:creator>David Harris</dc:creator>
              <dc:date>2013-01-23T01:03:00</dc:date>
            </office:change-info>
          </text:insertion>
        </text:changed-region>
        <text:changed-region xml:id="ct481342016" text:id="ct481342016">
          <text:insertion>
            <office:change-info>
              <dc:creator>David Harris</dc:creator>
              <dc:date>2013-01-23T01:03:00</dc:date>
            </office:change-info>
          </text:insertion>
        </text:changed-region>
        <text:changed-region xml:id="ct481342192" text:id="ct481342192">
          <text:insertion>
            <office:change-info>
              <dc:creator>David Harris</dc:creator>
              <dc:date>2013-01-23T01:03:00</dc:date>
            </office:change-info>
          </text:insertion>
        </text:changed-region>
        <text:changed-region xml:id="ct481411952" text:id="ct481411952">
          <text:insertion>
            <office:change-info>
              <dc:creator>David Harris</dc:creator>
              <dc:date>2013-01-23T01:03:00</dc:date>
            </office:change-info>
          </text:insertion>
        </text:changed-region>
        <text:changed-region xml:id="ct481342400" text:id="ct481342400">
          <text:insertion>
            <office:change-info>
              <dc:creator>Unknown Author</dc:creator>
              <dc:date>2013-01-25T11:02:00</dc:date>
            </office:change-info>
          </text:insertion>
        </text:changed-region>
        <text:changed-region xml:id="ct481412048" text:id="ct481412048">
          <text:deletion>
            <office:change-info>
              <dc:creator>Unknown Author</dc:creator>
              <dc:date>2013-01-25T11:02:00</dc:date>
            </office:change-info>
            <text:p text:style-name="P3">(reject, no buffer, please resend)</text:p>
          </text:deletion>
        </text:changed-region>
        <text:changed-region xml:id="ct481412448" text:id="ct481412448">
          <text:insertion>
            <office:change-info>
              <dc:creator>David Harris</dc:creator>
              <dc:date>2013-01-23T01:03:00</dc:date>
            </office:change-info>
          </text:insertion>
        </text:changed-region>
        <text:changed-region xml:id="ct481412544" text:id="ct481412544">
          <text:insertion>
            <office:change-info>
              <dc:creator>David Harris</dc:creator>
              <dc:date>2013-01-23T01:03:00</dc:date>
            </office:change-info>
          </text:insertion>
        </text:changed-region>
        <text:changed-region xml:id="ct481411472" text:id="ct481411472">
          <text:insertion>
            <office:change-info>
              <dc:creator>David Harris</dc:creator>
              <dc:date>2013-01-23T01:03:00</dc:date>
            </office:change-info>
          </text:insertion>
        </text:changed-region>
        <text:changed-region xml:id="ct481411568" text:id="ct481411568">
          <text:insertion>
            <office:change-info>
              <dc:creator>David Harris</dc:creator>
              <dc:date>2013-01-23T01:03:00</dc:date>
            </office:change-info>
          </text:insertion>
        </text:changed-region>
        <text:changed-region xml:id="ct481343840" text:id="ct481343840">
          <text:insertion>
            <office:change-info>
              <dc:creator>David Harris</dc:creator>
              <dc:date>2013-01-23T01:03:00</dc:date>
            </office:change-info>
          </text:insertion>
        </text:changed-region>
        <text:changed-region xml:id="ct481411664" text:id="ct481411664">
          <text:deletion>
            <office:change-info>
              <dc:creator>David Harris</dc:creator>
              <dc:date>2013-01-23T01:03:00</dc:date>
            </office:change-info>
            <text:p text:style-name="Standard"/>
            <text:p text:style-name="Standard"/>
          </text:deletion>
        </text:changed-region>
        <text:changed-region xml:id="ct481412176" text:id="ct481412176">
          <text:insertion>
            <office:change-info>
              <dc:creator>Unknown Author</dc:creator>
              <dc:date>2013-01-25T11:02:00</dc:date>
            </office:change-info>
          </text:insertion>
        </text:changed-region>
        <text:changed-region xml:id="ct481342720" text:id="ct481342720">
          <text:deletion>
            <office:change-info>
              <dc:creator>Unknown Author</dc:creator>
              <dc:date>2013-01-25T11:02:00</dc:date>
            </office:change-info>
            <text:p text:style-name="Standard">'</text:p>
          </text:deletion>
        </text:changed-region>
        <text:changed-region xml:id="ct481342816" text:id="ct481342816">
          <text:insertion>
            <office:change-info>
              <dc:creator>Unknown Author</dc:creator>
              <dc:date>2013-01-25T11:02:00</dc:date>
            </office:change-info>
          </text:insertion>
        </text:changed-region>
        <text:changed-region xml:id="ct481343360" text:id="ct481343360">
          <text:deletion>
            <office:change-info>
              <dc:creator>Unknown Author</dc:creator>
              <dc:date>2013-01-25T11:02:00</dc:date>
            </office:change-info>
            <text:p text:style-name="Standard"><text:s/>….</text:p>
          </text:deletion>
        </text:changed-region>
        <text:changed-region xml:id="ct481343072" text:id="ct481343072">
          <text:insertion>
            <office:change-info>
              <dc:creator>Unknown Author</dc:creator>
              <dc:date>2013-01-25T11:03:00</dc:date>
            </office:change-info>
          </text:insertion>
        </text:changed-region>
        <text:changed-region xml:id="ct481412944" text:id="ct481412944">
          <text:deletion>
            <office:change-info>
              <dc:creator>Unknown Author</dc:creator>
              <dc:date>2013-01-25T11:03:00</dc:date>
            </office:change-info>
            <text:p text:style-name="Standard">'</text:p>
          </text:deletion>
        </text:changed-region>
        <text:changed-region xml:id="ct481343456" text:id="ct481343456">
          <text:insertion>
            <office:change-info>
              <dc:creator>Unknown Author</dc:creator>
              <dc:date>2013-01-25T11:03:00</dc:date>
            </office:change-info>
          </text:insertion>
        </text:changed-region>
        <text:changed-region xml:id="ct481343632" text:id="ct481343632">
          <text:insertion>
            <office:change-info>
              <dc:creator>Unknown Author</dc:creator>
              <dc:date>2013-01-25T11:03:00</dc:date>
            </office:change-info>
          </text:insertion>
        </text:changed-region>
        <text:changed-region xml:id="ct481344752" text:id="ct481344752">
          <text:insertion>
            <office:change-info>
              <dc:creator>Unknown Author</dc:creator>
              <dc:date>2013-01-25T11:03:00</dc:date>
            </office:change-info>
          </text:insertion>
        </text:changed-region>
        <text:changed-region xml:id="ct481344848" text:id="ct481344848">
          <text:deletion>
            <office:change-info>
              <dc:creator>Unknown Author</dc:creator>
              <dc:date>2013-01-25T11:03:00</dc:date>
            </office:change-info>
            <text:p text:style-name="Standard">must</text:p>
          </text:deletion>
        </text:changed-region>
        <text:changed-region xml:id="ct481413040" text:id="ct481413040">
          <text:insertion>
            <office:change-info>
              <dc:creator>Unknown Author</dc:creator>
              <dc:date>2013-01-25T11:03:00</dc:date>
            </office:change-info>
          </text:insertion>
        </text:changed-region>
        <text:changed-region xml:id="ct481412768" text:id="ct481412768">
          <text:deletion>
            <office:change-info>
              <dc:creator>Unknown Author</dc:creator>
              <dc:date>2013-01-25T11:03:00</dc:date>
            </office:change-info>
            <text:p text:style-name="Standard">those</text:p>
          </text:deletion>
        </text:changed-region>
        <text:changed-region xml:id="ct481415296" text:id="ct481415296">
          <text:deletion>
            <office:change-info>
              <dc:creator>Unknown Author</dc:creator>
              <dc:date>2013-01-25T11:04:00</dc:date>
            </office:change-info>
            <text:p text:style-name="Standard">We define a</text:p>
          </text:deletion>
        </text:changed-region>
        <text:changed-region xml:id="ct481415392" text:id="ct481415392">
          <text:insertion>
            <office:change-info>
              <dc:creator>Unknown Author</dc:creator>
              <dc:date>2013-01-25T11:04:00</dc:date>
            </office:change-info>
          </text:insertion>
        </text:changed-region>
        <text:changed-region xml:id="ct481415056" text:id="ct481415056">
          <text:deletion>
            <office:change-info>
              <dc:creator>Unknown Author</dc:creator>
              <dc:date>2013-01-25T11:04:00</dc:date>
            </office:change-info>
            <text:p text:style-name="Standard">small (</text:p>
          </text:deletion>
        </text:changed-region>
        <text:changed-region xml:id="ct481414912" text:id="ct481414912">
          <text:deletion>
            <office:change-info>
              <dc:creator>Unknown Author</dc:creator>
              <dc:date>2013-01-25T11:04:00</dc:date>
            </office:change-info>
            <text:p text:style-name="Standard">)</text:p>
          </text:deletion>
        </text:changed-region>
        <text:changed-region xml:id="ct481415488" text:id="ct481415488">
          <text:deletion>
            <office:change-info>
              <dc:creator>Unknown Author</dc:creator>
              <dc:date>2013-01-25T11:11:00</dc:date>
            </office:change-info>
            <text:p text:style-name="Standard">It's</text:p>
          </text:deletion>
        </text:changed-region>
        <text:changed-region xml:id="ct481415792" text:id="ct481415792">
          <text:insertion>
            <office:change-info>
              <dc:creator>Unknown Author</dc:creator>
              <dc:date>2013-01-25T11:11:00</dc:date>
            </office:change-info>
          </text:insertion>
        </text:changed-region>
        <text:changed-region xml:id="ct481414576" text:id="ct481414576">
          <text:deletion>
            <office:change-info>
              <dc:creator>Unknown Author</dc:creator>
              <dc:date>2013-01-25T11:04:00</dc:date>
            </office:change-info>
            <text:p text:style-name="Standard">We considered using a</text:p>
          </text:deletion>
        </text:changed-region>
        <text:changed-region xml:id="ct481414672" text:id="ct481414672">
          <text:insertion>
            <office:change-info>
              <dc:creator>Unknown Author</dc:creator>
              <dc:date>2013-01-25T11:04:00</dc:date>
            </office:change-info>
          </text:insertion>
        </text:changed-region>
        <text:changed-region xml:id="ct481345072" text:id="ct481345072">
          <text:insertion>
            <office:change-info>
              <dc:creator>Unknown Author</dc:creator>
              <dc:date>2013-01-25T11:04:00</dc:date>
            </office:change-info>
          </text:insertion>
        </text:changed-region>
        <text:changed-region xml:id="ct481414768" text:id="ct481414768">
          <text:deletion>
            <office:change-info>
              <dc:creator>Unknown Author</dc:creator>
              <dc:date>2013-01-25T11:04:00</dc:date>
            </office:change-info>
            <text:p text:style-name="Standard"><text:s/></text:p>
          </text:deletion>
        </text:changed-region>
        <text:changed-region xml:id="ct481415888" text:id="ct481415888">
          <text:deletion>
            <office:change-info>
              <dc:creator>Unknown Author</dc:creator>
              <dc:date>2013-01-25T11:04:00</dc:date>
            </office:change-info>
            <text:p text:style-name="Standard"><text:s/></text:p>
          </text:deletion>
        </text:changed-region>
        <text:changed-region xml:id="ct481413248" text:id="ct481413248">
          <text:deletion>
            <office:change-info>
              <dc:creator>Unknown Author</dc:creator>
              <dc:date>2013-01-25T11:11:00</dc:date>
            </office:change-info>
            <text:p text:style-name="Standard">it's</text:p>
          </text:deletion>
        </text:changed-region>
        <text:changed-region xml:id="ct481346688" text:id="ct481346688">
          <text:insertion>
            <office:change-info>
              <dc:creator>Unknown Author</dc:creator>
              <dc:date>2013-01-25T11:12:00</dc:date>
            </office:change-info>
          </text:insertion>
        </text:changed-region>
        <text:changed-region xml:id="ct481418064" text:id="ct481418064">
          <text:insertion>
            <office:change-info>
              <dc:creator>Unknown Author</dc:creator>
              <dc:date>2013-01-25T11:11:00</dc:date>
            </office:change-info>
          </text:insertion>
        </text:changed-region>
        <text:changed-region xml:id="ct481418160" text:id="ct481418160">
          <text:insertion>
            <office:change-info>
              <dc:creator>Unknown Author</dc:creator>
              <dc:date>2013-01-25T11:05:00</dc:date>
            </office:change-info>
          </text:insertion>
        </text:changed-region>
        <text:changed-region xml:id="ct481346928" text:id="ct481346928">
          <text:deletion>
            <office:change-info>
              <dc:creator>Unknown Author</dc:creator>
              <dc:date>2013-01-25T11:05:00</dc:date>
            </office:change-info>
            <text:p text:style-name="Standard">cause</text:p>
          </text:deletion>
        </text:changed-region>
        <text:changed-region xml:id="ct481418256" text:id="ct481418256">
          <text:insertion>
            <office:change-info>
              <dc:creator>Unknown Author</dc:creator>
              <dc:date>2013-01-25T11:05:00</dc:date>
            </office:change-info>
          </text:insertion>
        </text:changed-region>
        <text:changed-region xml:id="ct481347440" text:id="ct481347440">
          <text:deletion>
            <office:change-info>
              <dc:creator>Unknown Author</dc:creator>
              <dc:date>2013-01-25T11:05:00</dc:date>
            </office:change-info>
            <text:p text:style-name="Standard">a lot of</text:p>
          </text:deletion>
        </text:changed-region>
        <text:changed-region xml:id="ct481346560" text:id="ct481346560">
          <text:deletion>
            <office:change-info>
              <dc:creator>Unknown Author</dc:creator>
              <dc:date>2013-01-25T11:05:00</dc:date>
            </office:change-info>
            <text:p text:style-name="Standard">format</text:p>
          </text:deletion>
        </text:changed-region>
        <text:changed-region xml:id="ct481346224" text:id="ct481346224">
          <text:insertion>
            <office:change-info>
              <dc:creator>Unknown Author</dc:creator>
              <dc:date>2013-01-25T11:05:00</dc:date>
            </office:change-info>
          </text:insertion>
        </text:changed-region>
        <text:changed-region xml:id="ct481347840" text:id="ct481347840">
          <text:insertion>
            <office:change-info>
              <dc:creator>Unknown Author</dc:creator>
              <dc:date>2013-01-25T11:05:00</dc:date>
            </office:change-info>
          </text:insertion>
        </text:changed-region>
        <text:changed-region xml:id="ct481347936" text:id="ct481347936">
          <text:deletion>
            <office:change-info>
              <dc:creator>Unknown Author</dc:creator>
              <dc:date>2013-01-25T11:06:00</dc:date>
            </office:change-info>
            <text:p text:style-name="Standard">higher</text:p>
          </text:deletion>
        </text:changed-region>
        <text:changed-region xml:id="ct481347696" text:id="ct481347696">
          <text:insertion>
            <office:change-info>
              <dc:creator>Unknown Author</dc:creator>
              <dc:date>2013-01-25T11:06:00</dc:date>
            </office:change-info>
          </text:insertion>
        </text:changed-region>
        <text:changed-region xml:id="ct481347536" text:id="ct481347536">
          <text:insertion>
            <office:change-info>
              <dc:creator>Unknown Author</dc:creator>
              <dc:date>2013-01-25T11:06:00</dc:date>
            </office:change-info>
          </text:insertion>
        </text:changed-region>
        <text:changed-region xml:id="ct481415984" text:id="ct481415984">
          <text:deletion>
            <office:change-info>
              <dc:creator>Unknown Author</dc:creator>
              <dc:date>2013-01-25T11:06:00</dc:date>
            </office:change-info>
            <text:p text:style-name="Standard">it's</text:p>
          </text:deletion>
        </text:changed-region>
        <text:changed-region xml:id="ct481347264" text:id="ct481347264">
          <text:insertion>
            <office:change-info>
              <dc:creator>Unknown Author</dc:creator>
              <dc:date>2013-01-25T11:06:00</dc:date>
            </office:change-info>
          </text:insertion>
        </text:changed-region>
        <text:changed-region xml:id="ct481345760" text:id="ct481345760">
          <text:insertion>
            <office:change-info>
              <dc:creator>Unknown Author</dc:creator>
              <dc:date>2013-01-25T11:08:00</dc:date>
            </office:change-info>
          </text:insertion>
        </text:changed-region>
        <text:changed-region xml:id="ct481345856" text:id="ct481345856">
          <text:deletion>
            <office:change-info>
              <dc:creator>Unknown Author</dc:creator>
              <dc:date>2013-01-25T11:08:00</dc:date>
            </office:change-info>
            <text:p text:style-name="Standard"><text:s/>NMRA DCC is up to 5 bytes, including addressing, so it's</text:p>
          </text:deletion>
        </text:changed-region>
        <text:changed-region xml:id="ct481418656" text:id="ct481418656">
          <text:insertion>
            <office:change-info>
              <dc:creator>Unknown Author</dc:creator>
              <dc:date>2013-01-25T11:11:00</dc:date>
            </office:change-info>
          </text:insertion>
        </text:changed-region>
        <text:changed-region xml:id="ct481418752" text:id="ct481418752">
          <text:deletion>
            <office:change-info>
              <dc:creator>Unknown Author</dc:creator>
              <dc:date>2013-01-25T11:08:00</dc:date>
            </office:change-info>
            <text:p text:style-name="Standard"><text:span text:style-name="T1"><text:s/>clearly OK even in a 1st CAN frame. Others?</text:span></text:p>
          </text:deletion>
        </text:changed-region>
        <text:changed-region xml:id="ct481348176" text:id="ct481348176">
          <text:deletion>
            <office:change-info>
              <dc:creator>Unknown Author</dc:creator>
              <dc:date>2013-01-25T11:08:00</dc:date>
            </office:change-info>
            <text:p text:style-name="Standard">Our notional</text:p>
          </text:deletion>
        </text:changed-region>
        <text:changed-region xml:id="ct481345952" text:id="ct481345952">
          <text:insertion>
            <office:change-info>
              <dc:creator>Unknown Author</dc:creator>
              <dc:date>2013-01-25T11:08:00</dc:date>
            </office:change-info>
          </text:insertion>
        </text:changed-region>
        <text:changed-region xml:id="ct481347104" text:id="ct481347104">
          <text:deletion>
            <office:change-info>
              <dc:creator>Unknown Author</dc:creator>
              <dc:date>2013-01-25T11:08:00</dc:date>
            </office:change-info>
            <text:p text:style-name="Standard">is</text:p>
          </text:deletion>
        </text:changed-region>
        <text:changed-region xml:id="ct481345664" text:id="ct481345664">
          <text:insertion>
            <office:change-info>
              <dc:creator>Unknown Author</dc:creator>
              <dc:date>2013-01-25T11:08:00</dc:date>
            </office:change-info>
          </text:insertion>
        </text:changed-region>
        <text:changed-region xml:id="ct481418848" text:id="ct481418848">
          <text:deletion>
            <office:change-info>
              <dc:creator>Unknown Author</dc:creator>
              <dc:date>2013-01-25T11:09:00</dc:date>
            </office:change-info>
            <text:p text:style-name="Standard">but</text:p>
          </text:deletion>
        </text:changed-region>
        <text:changed-region xml:id="ct481351888" text:id="ct481351888">
          <text:insertion>
            <office:change-info>
              <dc:creator>Unknown Author</dc:creator>
              <dc:date>2013-01-25T11:09:00</dc:date>
            </office:change-info>
          </text:insertion>
        </text:changed-region>
        <text:changed-region xml:id="ct481352048" text:id="ct481352048">
          <text:insertion>
            <office:change-info>
              <dc:creator>Unknown Author</dc:creator>
              <dc:date>2013-01-25T11:09:00</dc:date>
            </office:change-info>
          </text:insertion>
        </text:changed-region>
        <text:changed-region xml:id="ct481418352" text:id="ct481418352">
          <text:insertion>
            <office:change-info>
              <dc:creator>Unknown Author</dc:creator>
              <dc:date>2013-01-25T11:09:00</dc:date>
            </office:change-info>
          </text:insertion>
        </text:changed-region>
        <text:changed-region xml:id="ct481349344" text:id="ct481349344">
          <text:deletion>
            <office:change-info>
              <dc:creator>Unknown Author</dc:creator>
              <dc:date>2013-01-25T11:09:00</dc:date>
            </office:change-info>
            <text:p text:style-name="Standard">n't</text:p>
          </text:deletion>
        </text:changed-region>
        <text:changed-region xml:id="ct481349440" text:id="ct481349440">
          <text:deletion>
            <office:change-info>
              <dc:creator>Unknown Author</dc:creator>
              <dc:date>2013-01-25T11:10:00</dc:date>
            </office:change-info>
            <text:p text:style-name="Standard">addressing</text:p>
          </text:deletion>
        </text:changed-region>
        <text:changed-region xml:id="ct481418448" text:id="ct481418448">
          <text:insertion>
            <office:change-info>
              <dc:creator>Unknown Author</dc:creator>
              <dc:date>2013-01-25T11:10:00</dc:date>
            </office:change-info>
          </text:insertion>
        </text:changed-region>
        <text:changed-region xml:id="ct481418544" text:id="ct481418544">
          <text:deletion>
            <office:change-info>
              <dc:creator>Unknown Author</dc:creator>
              <dc:date>2013-01-25T11:10:00</dc:date>
            </office:change-info>
            <text:p text:style-name="Standard">m</text:p>
          </text:deletion>
        </text:changed-region>
        <text:changed-region xml:id="ct481349616" text:id="ct481349616">
          <text:insertion>
            <office:change-info>
              <dc:creator>Unknown Author</dc:creator>
              <dc:date>2013-01-25T11:10:00</dc:date>
            </office:change-info>
          </text:insertion>
        </text:changed-region>
        <text:changed-region xml:id="ct481345552" text:id="ct481345552">
          <text:deletion>
            <office:change-info>
              <dc:creator>Unknown Author</dc:creator>
              <dc:date>2013-01-25T11:10:00</dc:date>
            </office:change-info>
            <text:p text:style-name="Standard">n't</text:p>
          </text:deletion>
        </text:changed-region>
        <text:changed-region xml:id="ct481352528" text:id="ct481352528">
          <text:insertion>
            <office:change-info>
              <dc:creator>Unknown Author</dc:creator>
              <dc:date>2013-01-25T11:10:00</dc:date>
            </office:change-info>
          </text:insertion>
        </text:changed-region>
        <text:changed-region xml:id="ct481419312" text:id="ct481419312">
          <text:insertion>
            <office:change-info>
              <dc:creator>Unknown Author</dc:creator>
              <dc:date>2013-01-25T11:10:00</dc:date>
            </office:change-info>
          </text:insertion>
        </text:changed-region>
        <text:changed-region xml:id="ct481419408" text:id="ct481419408">
          <text:deletion>
            <office:change-info>
              <dc:creator>Unknown Author</dc:creator>
              <dc:date>2013-01-25T11:10:00</dc:date>
            </office:change-info>
            <text:p text:style-name="Standard">T</text:p>
          </text:deletion>
        </text:changed-region>
        <text:changed-region xml:id="ct481352896" text:id="ct481352896">
          <text:insertion>
            <office:change-info>
              <dc:creator>Unknown Author</dc:creator>
              <dc:date>2013-01-25T11:10:00</dc:date>
            </office:change-info>
          </text:insertion>
        </text:changed-region>
        <text:changed-region xml:id="ct481352720" text:id="ct481352720">
          <text:insertion>
            <office:change-info>
              <dc:creator>Unknown Author</dc:creator>
              <dc:date>2013-01-25T11:10:00</dc:date>
            </office:change-info>
          </text:insertion>
        </text:changed-region>
        <text:changed-region xml:id="ct481419504" text:id="ct481419504">
          <text:deletion>
            <office:change-info>
              <dc:creator>Unknown Author</dc:creator>
              <dc:date>2013-01-25T11:10:00</dc:date>
            </office:change-info>
            <text:p text:style-name="Standard">s</text:p>
          </text:deletion>
        </text:changed-region>
        <text:changed-region xml:id="ct481352432" text:id="ct481352432">
          <text:insertion>
            <office:change-info>
              <dc:creator>Unknown Author</dc:creator>
              <dc:date>2013-01-25T10:21:00</dc:date>
            </office:change-info>
          </text:insertion>
        </text:changed-region>
        <text:changed-region xml:id="ct481349024" text:id="ct481349024">
          <text:deletion>
            <office:change-info>
              <dc:creator>Unknown Author</dc:creator>
              <dc:date>2013-01-25T10:21:00</dc:date>
            </office:change-info>
            <text:p text:style-name="Standard">"</text:p>
          </text:deletion>
        </text:changed-region>
        <text:changed-region xml:id="ct481419600" text:id="ct481419600">
          <text:insertion>
            <office:change-info>
              <dc:creator>Unknown Author</dc:creator>
              <dc:date>2013-01-25T10:21:00</dc:date>
            </office:change-info>
          </text:insertion>
        </text:changed-region>
        <text:changed-region xml:id="ct481349248" text:id="ct481349248">
          <text:deletion>
            <office:change-info>
              <dc:creator>Unknown Author</dc:creator>
              <dc:date>2013-01-25T10:21:00</dc:date>
            </office:change-info>
            <text:p text:style-name="Standard">"</text:p>
          </text:deletion>
        </text:changed-region>
        <text:changed-region xml:id="ct481353072" text:id="ct481353072">
          <text:insertion>
            <office:change-info>
              <dc:creator>Unknown Author</dc:creator>
              <dc:date>2013-01-25T11:13:00</dc:date>
            </office:change-info>
          </text:insertion>
        </text:changed-region>
        <text:changed-region xml:id="ct481353264" text:id="ct481353264">
          <text:deletion>
            <office:change-info>
              <dc:creator>Unknown Author</dc:creator>
              <dc:date>2013-01-25T11:13:00</dc:date>
            </office:change-info>
            <text:p text:style-name="Standard"><text:s/>not</text:p>
          </text:deletion>
        </text:changed-region>
        <text:changed-region xml:id="ct481419696" text:id="ct481419696">
          <text:deletion>
            <office:change-info>
              <dc:creator>Unknown Author</dc:creator>
              <dc:date>2013-01-25T11:11:00</dc:date>
            </office:change-info>
            <text:p text:style-name="Standard">It's</text:p>
          </text:deletion>
        </text:changed-region>
        <text:changed-region xml:id="ct481352224" text:id="ct481352224">
          <text:deletion>
            <office:change-info>
              <dc:creator>Unknown Author</dc:creator>
              <dc:date>2013-01-25T11:13:00</dc:date>
            </office:change-info>
            <text:p text:style-name="Standard">possible to</text:p>
          </text:deletion>
        </text:changed-region>
        <text:changed-region xml:id="ct481419792" text:id="ct481419792">
          <text:insertion>
            <office:change-info>
              <dc:creator>Unknown Author</dc:creator>
              <dc:date>2013-01-25T11:11:00</dc:date>
            </office:change-info>
          </text:insertion>
        </text:changed-region>
        <text:changed-region xml:id="ct481354352" text:id="ct481354352">
          <text:deletion>
            <office:change-info>
              <dc:creator>Unknown Author</dc:creator>
              <dc:date>2013-01-25T11:11:00</dc:date>
            </office:change-info>
            <text:p text:style-name="Standard">"</text:p>
          </text:deletion>
        </text:changed-region>
        <text:changed-region xml:id="ct481354448" text:id="ct481354448">
          <text:insertion>
            <office:change-info>
              <dc:creator>Unknown Author</dc:creator>
              <dc:date>2013-01-25T11:11:00</dc:date>
            </office:change-info>
          </text:insertion>
        </text:changed-region>
        <text:changed-region xml:id="ct481419888" text:id="ct481419888">
          <text:deletion>
            <office:change-info>
              <dc:creator>Unknown Author</dc:creator>
              <dc:date>2013-01-25T11:11:00</dc:date>
            </office:change-info>
            <text:p text:style-name="Standard">"</text:p>
          </text:deletion>
        </text:changed-region>
        <text:changed-region xml:id="ct481354608" text:id="ct481354608">
          <text:deletion>
            <office:change-info>
              <dc:creator>Unknown Author</dc:creator>
              <dc:date>2013-01-25T11:16:00</dc:date>
            </office:change-info>
            <text:p text:style-name="Standard">gets</text:p>
          </text:deletion>
        </text:changed-region>
        <text:changed-region xml:id="ct481419984" text:id="ct481419984">
          <text:insertion>
            <office:change-info>
              <dc:creator>Unknown Author</dc:creator>
              <dc:date>2013-01-25T11:16:00</dc:date>
            </office:change-info>
          </text:insertion>
        </text:changed-region>
        <text:changed-region xml:id="ct481420080" text:id="ct481420080">
          <text:insertion>
            <office:change-info>
              <dc:creator>Unknown Author</dc:creator>
              <dc:date>2013-01-25T10:21:00</dc:date>
            </office:change-info>
          </text:insertion>
        </text:changed-region>
        <text:changed-region xml:id="ct481348784" text:id="ct481348784">
          <text:deletion>
            <office:change-info>
              <dc:creator>Unknown Author</dc:creator>
              <dc:date>2013-01-25T11:16:00</dc:date>
            </office:change-info>
            <text:p text:style-name="Standard">acknowledged</text:p>
          </text:deletion>
        </text:changed-region>
        <text:changed-region xml:id="ct481354800" text:id="ct481354800">
          <text:deletion>
            <office:change-info>
              <dc:creator>Unknown Author</dc:creator>
              <dc:date>2013-01-25T10:21:00</dc:date>
            </office:change-info>
            <text:p text:style-name="Standard">"</text:p>
          </text:deletion>
        </text:changed-region>
        <text:changed-region xml:id="ct481354096" text:id="ct481354096">
          <text:insertion>
            <office:change-info>
              <dc:creator>Unknown Author</dc:creator>
              <dc:date>2013-01-25T11:17:00</dc:date>
            </office:change-info>
          </text:insertion>
        </text:changed-region>
        <text:changed-region xml:id="ct481354224" text:id="ct481354224">
          <text:insertion>
            <office:change-info>
              <dc:creator>Unknown Author</dc:creator>
              <dc:date>2013-01-25T11:16:00</dc:date>
            </office:change-info>
          </text:insertion>
        </text:changed-region>
        <text:changed-region xml:id="ct481354896" text:id="ct481354896">
          <text:insertion>
            <office:change-info>
              <dc:creator>Unknown Author</dc:creator>
              <dc:date>2013-01-25T10:21:00</dc:date>
            </office:change-info>
          </text:insertion>
        </text:changed-region>
        <text:changed-region xml:id="ct481353440" text:id="ct481353440">
          <text:deletion>
            <office:change-info>
              <dc:creator>Unknown Author</dc:creator>
              <dc:date>2013-01-25T10:21:00</dc:date>
            </office:change-info>
            <text:p text:style-name="Standard">"</text:p>
          </text:deletion>
        </text:changed-region>
        <text:changed-region xml:id="ct481353536" text:id="ct481353536">
          <text:deletion>
            <office:change-info>
              <dc:creator>Unknown Author</dc:creator>
              <dc:date>2013-01-25T11:16:00</dc:date>
            </office:change-info>
            <text:p text:style-name="Standard">it</text:p>
          </text:deletion>
        </text:changed-region>
        <text:changed-region xml:id="ct481354992" text:id="ct481354992">
          <text:insertion>
            <office:change-info>
              <dc:creator>Unknown Author</dc:creator>
              <dc:date>2013-01-25T11:16:00</dc:date>
            </office:change-info>
          </text:insertion>
        </text:changed-region>
        <text:changed-region xml:id="ct481353856" text:id="ct481353856">
          <text:deletion>
            <office:change-info>
              <dc:creator>Unknown Author</dc:creator>
              <dc:date>2013-01-25T11:16:00</dc:date>
            </office:change-info>
            <text:p text:style-name="Standard">gets</text:p>
          </text:deletion>
        </text:changed-region>
        <text:changed-region xml:id="ct481353952" text:id="ct481353952">
          <text:insertion>
            <office:change-info>
              <dc:creator>Unknown Author</dc:creator>
              <dc:date>2013-01-25T11:16:00</dc:date>
            </office:change-info>
          </text:insertion>
        </text:changed-region>
        <text:changed-region xml:id="ct481356416" text:id="ct481356416">
          <text:insertion>
            <office:change-info>
              <dc:creator>Unknown Author</dc:creator>
              <dc:date>2013-01-25T10:21:00</dc:date>
            </office:change-info>
          </text:insertion>
        </text:changed-region>
        <text:changed-region xml:id="ct481356576" text:id="ct481356576">
          <text:deletion>
            <office:change-info>
              <dc:creator>Unknown Author</dc:creator>
              <dc:date>2013-01-25T11:16:00</dc:date>
            </office:change-info>
            <text:p text:style-name="Standard">say that again</text:p>
          </text:deletion>
        </text:changed-region>
        <text:changed-region xml:id="ct481420176" text:id="ct481420176">
          <text:deletion>
            <office:change-info>
              <dc:creator>Unknown Author</dc:creator>
              <dc:date>2013-01-25T10:21:00</dc:date>
            </office:change-info>
            <text:p text:style-name="Standard">"</text:p>
          </text:deletion>
        </text:changed-region>
        <text:changed-region xml:id="ct481356736" text:id="ct481356736">
          <text:insertion>
            <office:change-info>
              <dc:creator>Unknown Author</dc:creator>
              <dc:date>2013-01-25T11:17:00</dc:date>
            </office:change-info>
          </text:insertion>
        </text:changed-region>
        <text:changed-region xml:id="ct481420272" text:id="ct481420272">
          <text:insertion>
            <office:change-info>
              <dc:creator>Unknown Author</dc:creator>
              <dc:date>2013-01-25T11:16:00</dc:date>
            </office:change-info>
          </text:insertion>
        </text:changed-region>
        <text:changed-region xml:id="ct481356288" text:id="ct481356288">
          <text:insertion>
            <office:change-info>
              <dc:creator>Unknown Author</dc:creator>
              <dc:date>2013-01-25T10:21:00</dc:date>
            </office:change-info>
          </text:insertion>
        </text:changed-region>
        <text:changed-region xml:id="ct481356096" text:id="ct481356096">
          <text:deletion>
            <office:change-info>
              <dc:creator>Unknown Author</dc:creator>
              <dc:date>2013-01-25T10:21:00</dc:date>
            </office:change-info>
            <text:p text:style-name="Standard">"</text:p>
          </text:deletion>
        </text:changed-region>
        <text:changed-region xml:id="ct481420368" text:id="ct481420368">
          <text:insertion>
            <office:change-info>
              <dc:creator>Unknown Author</dc:creator>
              <dc:date>2013-01-25T10:21:00</dc:date>
            </office:change-info>
          </text:insertion>
        </text:changed-region>
        <text:changed-region xml:id="ct481355744" text:id="ct481355744">
          <text:deletion>
            <office:change-info>
              <dc:creator>Unknown Author</dc:creator>
              <dc:date>2013-01-25T11:17:00</dc:date>
            </office:change-info>
            <text:p text:style-name="Standard">acknowledged</text:p>
          </text:deletion>
        </text:changed-region>
        <text:changed-region xml:id="ct481355584" text:id="ct481355584">
          <text:deletion>
            <office:change-info>
              <dc:creator>Unknown Author</dc:creator>
              <dc:date>2013-01-25T10:21:00</dc:date>
            </office:change-info>
            <text:p text:style-name="Standard">"</text:p>
          </text:deletion>
        </text:changed-region>
        <text:changed-region xml:id="ct481355840" text:id="ct481355840">
          <text:insertion>
            <office:change-info>
              <dc:creator>Unknown Author</dc:creator>
              <dc:date>2013-01-25T11:17:00</dc:date>
            </office:change-info>
          </text:insertion>
        </text:changed-region>
        <text:changed-region xml:id="ct481420608" text:id="ct481420608">
          <text:insertion>
            <office:change-info>
              <dc:creator>Unknown Author</dc:creator>
              <dc:date>2013-01-25T10:21:00</dc:date>
            </office:change-info>
          </text:insertion>
        </text:changed-region>
        <text:changed-region xml:id="ct481355488" text:id="ct481355488">
          <text:deletion>
            <office:change-info>
              <dc:creator>Unknown Author</dc:creator>
              <dc:date>2013-01-25T10:21:00</dc:date>
            </office:change-info>
            <text:p text:style-name="Standard">"</text:p>
          </text:deletion>
        </text:changed-region>
        <text:changed-region xml:id="ct481355328" text:id="ct481355328">
          <text:insertion>
            <office:change-info>
              <dc:creator>Unknown Author</dc:creator>
              <dc:date>2013-01-25T10:21:00</dc:date>
            </office:change-info>
          </text:insertion>
        </text:changed-region>
        <text:changed-region xml:id="ct481357984" text:id="ct481357984">
          <text:deletion>
            <office:change-info>
              <dc:creator>Unknown Author</dc:creator>
              <dc:date>2013-01-25T11:17:00</dc:date>
            </office:change-info>
            <text:p text:style-name="Standard">say that again</text:p>
          </text:deletion>
        </text:changed-region>
        <text:changed-region xml:id="ct481357856" text:id="ct481357856">
          <text:deletion>
            <office:change-info>
              <dc:creator>Unknown Author</dc:creator>
              <dc:date>2013-01-25T10:21:00</dc:date>
            </office:change-info>
            <text:p text:style-name="Standard">"</text:p>
          </text:deletion>
        </text:changed-region>
        <text:changed-region xml:id="ct481358144" text:id="ct481358144">
          <text:insertion>
            <office:change-info>
              <dc:creator>Unknown Author</dc:creator>
              <dc:date>2013-01-25T11:17:00</dc:date>
            </office:change-info>
          </text:insertion>
        </text:changed-region>
        <text:changed-region xml:id="ct481420704" text:id="ct481420704">
          <text:insertion>
            <office:change-info>
              <dc:creator>Unknown Author</dc:creator>
              <dc:date>2013-01-25T10:22:00</dc:date>
            </office:change-info>
          </text:insertion>
        </text:changed-region>
        <text:changed-region xml:id="ct481358336" text:id="ct481358336">
          <text:deletion>
            <office:change-info>
              <dc:creator>Unknown Author</dc:creator>
              <dc:date>2013-01-25T10:22:00</dc:date>
            </office:change-info>
            <text:p text:style-name="Standard">"</text:p>
          </text:deletion>
        </text:changed-region>
        <text:changed-region xml:id="ct481358464" text:id="ct481358464">
          <text:insertion>
            <office:change-info>
              <dc:creator>Unknown Author</dc:creator>
              <dc:date>2013-01-25T10:22:00</dc:date>
            </office:change-info>
          </text:insertion>
        </text:changed-region>
        <text:changed-region xml:id="ct481420800" text:id="ct481420800">
          <text:deletion>
            <office:change-info>
              <dc:creator>Unknown Author</dc:creator>
              <dc:date>2013-01-25T10:22:00</dc:date>
            </office:change-info>
            <text:p text:style-name="Standard">"</text:p>
          </text:deletion>
        </text:changed-region>
        <text:changed-region xml:id="ct481356912" text:id="ct481356912">
          <text:insertion>
            <office:change-info>
              <dc:creator>Unknown Author</dc:creator>
              <dc:date>2013-01-25T10:22:00</dc:date>
            </office:change-info>
          </text:insertion>
        </text:changed-region>
        <text:changed-region xml:id="ct481358656" text:id="ct481358656">
          <text:deletion>
            <office:change-info>
              <dc:creator>Unknown Author</dc:creator>
              <dc:date>2013-01-25T10:22:00</dc:date>
            </office:change-info>
            <text:p text:style-name="Standard">"</text:p>
          </text:deletion>
        </text:changed-region>
        <text:changed-region xml:id="ct481420896" text:id="ct481420896">
          <text:deletion>
            <office:change-info>
              <dc:creator>Unknown Author</dc:creator>
              <dc:date>2013-01-25T11:11:00</dc:date>
            </office:change-info>
            <text:p text:style-name="Standard">it's</text:p>
          </text:deletion>
        </text:changed-region>
        <text:changed-region xml:id="ct481357136" text:id="ct481357136">
          <text:insertion>
            <office:change-info>
              <dc:creator>Unknown Author</dc:creator>
              <dc:date>2013-01-25T11:11:00</dc:date>
            </office:change-info>
          </text:insertion>
        </text:changed-region>
        <text:changed-region xml:id="ct481420992" text:id="ct481420992">
          <text:deletion>
            <office:change-info>
              <dc:creator>Unknown Author</dc:creator>
              <dc:date>2013-01-25T11:18:00</dc:date>
            </office:change-info>
            <text:p text:style-name="Standard">Bosch is proposing a new standard called CAN-FD with increased bit-rate over the data portion allowing up to 64 bytes! <text:a xlink:type="simple" xlink:href="http://www.semiconductors.bosch.de/media/pdf/canliteratur/can_fd.pdf">http://www.semiconductors.bosch.de/media/pdf/canliteratur/can_fd.pdf</text:a></text:p>
            <text:p text:style-name="Standard"/>
          </text:deletion>
        </text:changed-region>
        <text:changed-region xml:id="ct481421952" text:id="ct481421952">
          <text:insertion>
            <office:change-info>
              <dc:creator>Unknown Author</dc:creator>
              <dc:date>2013-01-25T11:18:00</dc:date>
            </office:change-info>
          </text:insertion>
        </text:changed-region>
        <text:changed-region xml:id="ct481316224" text:id="ct481316224">
          <text:deletion>
            <office:change-info>
              <dc:creator>Unknown Author</dc:creator>
              <dc:date>2013-01-25T11:20:00</dc:date>
            </office:change-info>
            <text:p text:style-name="Standard">D</text:p>
          </text:deletion>
        </text:changed-region>
        <text:changed-region xml:id="ct481400656" text:id="ct481400656">
          <text:insertion>
            <office:change-info>
              <dc:creator>Unknown Author</dc:creator>
              <dc:date>2013-01-25T11:20:00</dc:date>
            </office:change-info>
          </text:insertion>
        </text:changed-region>
        <text:changed-region xml:id="ct481359792" text:id="ct481359792">
          <text:insertion>
            <office:change-info>
              <dc:creator>Unknown Author</dc:creator>
              <dc:date>2013-01-25T11:20:00</dc:date>
            </office:change-info>
          </text:insertion>
        </text:changed-region>
        <text:changed-region xml:id="ct481359888" text:id="ct481359888">
          <text:deletion>
            <office:change-info>
              <dc:creator>Unknown Author</dc:creator>
              <dc:date>2013-01-25T11:20:00</dc:date>
            </office:change-info>
            <text:p text:style-name="Standard"><text:s/>data length</text:p>
          </text:deletion>
        </text:changed-region>
        <text:changed-region xml:id="ct481418944" text:id="ct481418944">
          <text:insertion>
            <office:change-info>
              <dc:creator>Unknown Author</dc:creator>
              <dc:date>2013-01-25T11:20:00</dc:date>
            </office:change-info>
          </text:insertion>
        </text:changed-region>
        <text:changed-region xml:id="ct481419040" text:id="ct481419040">
          <text:deletion>
            <office:change-info>
              <dc:creator>Unknown Author</dc:creator>
              <dc:date>2013-01-25T11:20:00</dc:date>
            </office:change-info>
            <text:p text:style-name="Standard">for</text:p>
          </text:deletion>
        </text:changed-region>
        <text:changed-region xml:id="ct481358864" text:id="ct481358864">
          <text:insertion>
            <office:change-info>
              <dc:creator>Unknown Author</dc:creator>
              <dc:date>2013-01-25T11:20:00</dc:date>
            </office:change-info>
          </text:insertion>
        </text:changed-region>
        <text:changed-region xml:id="ct481358960" text:id="ct481358960">
          <text:insertion>
            <office:change-info>
              <dc:creator>Unknown Author</dc:creator>
              <dc:date>2013-01-25T11:21:00</dc:date>
            </office:change-info>
          </text:insertion>
        </text:changed-region>
        <text:changed-region xml:id="ct481357488" text:id="ct481357488">
          <text:deletion>
            <office:change-info>
              <dc:creator>Unknown Author</dc:creator>
              <dc:date>2013-01-25T11:21:00</dc:date>
            </office:change-info>
            <text:p text:style-name="Standard">of </text:p>
          </text:deletion>
        </text:changed-region>
        <text:changed-region xml:id="ct481421536" text:id="ct481421536">
          <text:deletion>
            <office:change-info>
              <dc:creator>Unknown Author</dc:creator>
              <dc:date>2013-01-25T11:21:00</dc:date>
            </office:change-info>
            <text:p text:style-name="Standard">'s</text:p>
          </text:deletion>
        </text:changed-region>
        <text:changed-region xml:id="ct481359456" text:id="ct481359456">
          <text:insertion>
            <office:change-info>
              <dc:creator>Unknown Author</dc:creator>
              <dc:date>2013-01-25T11:21:00</dc:date>
            </office:change-info>
          </text:insertion>
        </text:changed-region>
        <text:changed-region xml:id="ct481421632" text:id="ct481421632">
          <text:insertion>
            <office:change-info>
              <dc:creator>Unknown Author</dc:creator>
              <dc:date>2013-01-25T11:21:00</dc:date>
            </office:change-info>
          </text:insertion>
        </text:changed-region>
        <text:changed-region xml:id="ct481360096" text:id="ct481360096">
          <text:insertion>
            <office:change-info>
              <dc:creator>David Harris</dc:creator>
              <dc:date>2013-01-23T01:06:00</dc:date>
            </office:change-info>
          </text:insertion>
        </text:changed-region>
        <text:changed-region xml:id="ct481424752" text:id="ct481424752">
          <text:deletion>
            <office:change-info>
              <dc:creator>Unknown Author</dc:creator>
              <dc:date>2013-01-25T11:22:00</dc:date>
            </office:change-info>
            <text:p text:style-name="Standard">Datagram rejected; buffer shortage</text:p>
          </text:deletion>
        </text:changed-region>
        <text:changed-region xml:id="ct481424304" text:id="ct481424304">
          <text:insertion>
            <office:change-info>
              <dc:creator>Unknown Author</dc:creator>
              <dc:date>2013-01-25T11:22:00</dc:date>
            </office:change-info>
          </text:insertion>
        </text:changed-region>
        <text:changed-region xml:id="ct481360768" text:id="ct481360768">
          <text:deletion>
            <office:change-info>
              <dc:creator>Unknown Author</dc:creator>
              <dc:date>2013-01-25T11:23:00</dc:date>
            </office:change-info>
            <text:p text:style-name="Standard"><text:s/></text:p>
          </text:deletion>
        </text:changed-region>
        <text:changed-region xml:id="ct481426880" text:id="ct481426880">
          <text:deletion>
            <office:change-info>
              <dc:creator>Unknown Author</dc:creator>
              <dc:date>2013-01-25T11:11:00</dc:date>
            </office:change-info>
            <text:p text:style-name="Standard">It's</text:p>
          </text:deletion>
        </text:changed-region>
        <text:changed-region xml:id="ct481427184" text:id="ct481427184">
          <text:insertion>
            <office:change-info>
              <dc:creator>Unknown Author</dc:creator>
              <dc:date>2013-01-25T11:11:00</dc:date>
            </office:change-info>
          </text:insertion>
        </text:changed-region>
        <text:changed-region xml:id="ct481427280" text:id="ct481427280">
          <text:deletion>
            <office:change-info>
              <dc:creator>Unknown Author</dc:creator>
              <dc:date>2013-01-25T11:11:00</dc:date>
            </office:change-info>
            <text:p text:style-name="Standard">it's</text:p>
          </text:deletion>
        </text:changed-region>
        <text:changed-region xml:id="ct481359648" text:id="ct481359648">
          <text:insertion>
            <office:change-info>
              <dc:creator>Unknown Author</dc:creator>
              <dc:date>2013-01-25T11:21:00</dc:date>
            </office:change-info>
          </text:insertion>
        </text:changed-region>
        <text:changed-region xml:id="ct481427584" text:id="ct481427584">
          <text:insertion>
            <office:change-info>
              <dc:creator>Unknown Author</dc:creator>
              <dc:date>2013-01-25T11:11:00</dc:date>
            </office:change-info>
          </text:insertion>
        </text:changed-region>
        <text:changed-region xml:id="ct481427376" text:id="ct481427376">
          <text:deletion>
            <office:change-info>
              <dc:creator>Unknown Author</dc:creator>
              <dc:date>2013-01-25T11:11:00</dc:date>
            </office:change-info>
            <text:p text:style-name="Standard">it's</text:p>
          </text:deletion>
        </text:changed-region>
        <text:changed-region xml:id="ct481362016" text:id="ct481362016">
          <text:insertion>
            <office:change-info>
              <dc:creator>Unknown Author</dc:creator>
              <dc:date>2013-01-25T11:21:00</dc:date>
            </office:change-info>
          </text:insertion>
        </text:changed-region>
        <text:changed-region xml:id="ct481427680" text:id="ct481427680">
          <text:insertion>
            <office:change-info>
              <dc:creator>Unknown Author</dc:creator>
              <dc:date>2013-01-25T11:11:00</dc:date>
            </office:change-info>
          </text:insertion>
        </text:changed-region>
        <text:changed-region xml:id="ct485290256" text:id="ct485290256">
          <text:insertion>
            <office:change-info>
              <dc:creator>Unknown Author</dc:creator>
              <dc:date>2013-01-25T11:36:00</dc:date>
            </office:change-info>
          </text:insertion>
        </text:changed-region>
        <text:changed-region xml:id="ct494026464" text:id="ct494026464">
          <text:deletion>
            <office:change-info>
              <dc:creator>Unknown Author</dc:creator>
              <dc:date>2013-01-25T11:36:00</dc:date>
            </office:change-info>
            <text:p text:style-name="Standard">also</text:p>
          </text:deletion>
        </text:changed-region>
        <text:changed-region xml:id="ct79252576" text:id="ct79252576">
          <text:insertion>
            <office:change-info>
              <dc:creator>Unknown Author</dc:creator>
              <dc:date>2013-01-25T11:36:00</dc:date>
            </office:change-info>
          </text:insertion>
        </text:changed-region>
        <text:changed-region xml:id="ct481697552" text:id="ct481697552">
          <text:insertion>
            <office:change-info>
              <dc:creator>Unknown Author</dc:creator>
              <dc:date>2013-01-25T11:37:00</dc:date>
            </office:change-info>
          </text:insertion>
        </text:changed-region>
        <text:changed-region xml:id="ct172820192" text:id="ct172820192">
          <text:insertion>
            <office:change-info>
              <dc:creator>Unknown Author</dc:creator>
              <dc:date>2013-01-25T11:37:00</dc:date>
            </office:change-info>
          </text:insertion>
        </text:changed-region>
        <text:changed-region xml:id="ct494034144" text:id="ct494034144">
          <text:deletion>
            <office:change-info>
              <dc:creator>Unknown Author</dc:creator>
              <dc:date>2013-01-25T11:37:00</dc:date>
            </office:change-info>
            <text:p text:style-name="Standard"><text:s/>to </text:p>
          </text:deletion>
        </text:changed-region>
        <text:changed-region xml:id="ct493985328" text:id="ct493985328">
          <text:insertion>
            <office:change-info>
              <dc:creator>Unknown Author</dc:creator>
              <dc:date>2013-01-25T11:37:00</dc:date>
            </office:change-info>
          </text:insertion>
        </text:changed-region>
        <text:changed-region xml:id="ct493979280" text:id="ct493979280">
          <text:deletion>
            <office:change-info>
              <dc:creator>Unknown Author</dc:creator>
              <dc:date>2013-01-25T11:37:00</dc:date>
            </office:change-info>
            <text:p text:style-name="Standard">. </text:p>
          </text:deletion>
        </text:changed-region>
        <text:changed-region xml:id="ct481361104" text:id="ct481361104">
          <text:deletion>
            <office:change-info>
              <dc:creator>Unknown Author</dc:creator>
              <dc:date>2013-01-25T11:11:00</dc:date>
            </office:change-info>
            <text:p text:style-name="Standard">It's</text:p>
          </text:deletion>
        </text:changed-region>
        <text:changed-region xml:id="ct481428080" text:id="ct481428080">
          <text:insertion>
            <office:change-info>
              <dc:creator>Unknown Author</dc:creator>
              <dc:date>2013-01-25T11:11:00</dc:date>
            </office:change-info>
          </text:insertion>
        </text:changed-region>
        <text:changed-region xml:id="ct172833408" text:id="ct172833408">
          <text:deletion>
            <office:change-info>
              <dc:creator>Unknown Author</dc:creator>
              <dc:date>2013-01-25T11:37:00</dc:date>
            </office:change-info>
            <text:p text:style-name="Standard">that, though</text:p>
          </text:deletion>
        </text:changed-region>
        <text:changed-region xml:id="ct172820960" text:id="ct172820960">
          <text:insertion>
            <office:change-info>
              <dc:creator>Unknown Author</dc:creator>
              <dc:date>2013-01-25T11: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text:h>
      <text:p text:style-name="Standard">This Technical Note contains informative discussion and background for the corresponding “OpenLCB Datagram Transport Specification”.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pecification</text:h>
      <text:p text:style-name="Standard">This section provides background information on corresponding sections of the Specification document. <text:change text:change-id="ct481362960"/><text:change-start text:change-id="ct481390624"/><text:span text:style-name="T1">It is</text:span><text:change-end text:change-id="ct481390624"/> expected that two documents will be read together.</text:p>
      <text:h text:style-name="Heading_20_2" text:outline-level="2">Introduction<text:change-start text:change-id="ct481390784"/></text:h>
      <text:h text:style-name="Heading_20_2" text:outline-level="2">Intended Use<text:change-end text:change-id="ct481390784"/></text:h>
      <text:h text:style-name="Heading_20_2" text:outline-level="2">References and Context</text:h>
      <text:p text:style-name="Standard">For more information on format and presentation, see: </text:p>
      <text:list xml:id="list7856152359743544364" text:style-name="L1">
        <text:list-item>
          <text:p text:style-name="P19">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change-start text:change-id="ct481395408"/></text:p>
      <text:p text:style-name="Standard">Note that zero-length datagrams are valid.<text:change-end text:change-id="ct481395408"/></text:p>
      <text:p text:style-name="Standard"><text:change text:change-id="ct481316592"/><text:change text:change-id="ct481399856"/><text:change text:change-id="ct481317168"/></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h text:style-name="Heading_20_4" text:outline-level="4">Error Codes</text:h>
      <text:p text:style-name="Standard"><text:change text:change-id="ct481400128"/>“Permanent error” <text:change text:change-id="ct481393552"/><text:change-start text:change-id="ct481400000"/>—<text:change-end text:change-id="ct481400000"/> This node does not process datagrams, will not accept a datagram from this source, or for some other reason will not ever be able to accept this<text:change-start text:change-id="ct481400560"/> particular<text:change-end text:change-id="ct481400560"/> datagram. The datagram should not be retransmitted.<text:change text:change-id="ct481322224"/><text:change-start text:change-id="ct481400784"/></text:p>
      <text:p text:style-name="Standard">“Resend OK” — In contrast to the error above, the problem accepting the datagram is of a transient nature, and the sending node should attempt retransmission at its discretion at some point in the immediate to near future.</text:p>
      <text:p text:style-name="Standard">“Transport Error” — Something appears to have gone wrong between the sender and the recipient, perhaps because the recipient received datagram fragments out of order, or a sequence of datagrams was received out of order (at the application layer). <text:change-end text:change-id="ct481400784"/><text:change-start text:change-id="ct54425184"/>This error flag does not by itself imply that the sender should retransmit; rather, this flag should be combined with the “Resend OK” flag to explicitly <text:change-end text:change-id="ct54425184"/><text:change-start text:change-id="ct481325664"/>request retransmission.</text:p>
      <text:p text:style-name="Standard"><text:change-end text:change-id="ct481325664"/>Optionally, the node can mark the reply with one or more of several conditions:</text:p>
      <text:p text:style-name="Standard"><text:change text:change-id="ct481400256"/><text:change-start text:change-id="ct481400352"/>“Source not permitted” — <text:change-end text:change-id="ct481400352"/><text:change text:change-id="ct481325936"/><text:change-start text:change-id="ct481400448"/>D<text:change-end text:change-id="ct481400448"/>atagrams from this source will never be accepted<text:change-start text:change-id="ct481326352"/>. Generally, this flag is only meaningful in conjunction with the “Permanent Error” flag, as there is no sense is retransmission in this context. This flag migh<text:change-end text:change-id="ct481326352"/><text:change-start text:change-id="ct481326096"/>t be used to indicate that a receiving node is only willing to establish a connection with an exclusive set of nodes.<text:change-end text:change-id="ct481326096"/></text:p>
      <text:p text:style-name="Standard"><text:soft-page-break/>“Datagrams not accepted” <text:change text:change-id="ct481401872"/><text:change-start text:change-id="ct481401744"/>—<text:change-end text:change-id="ct481401744"/> <text:change text:change-id="ct481402000"/><text:change-start text:change-id="ct481401504"/>T<text:change-end text:change-id="ct481401504"/>his node will not accept datagrams under any circumstance. A node can also reject the interaction<text:change-start text:change-id="ct481326608"/> with an Optional Interation Rejected message (see <text:change-end text:change-id="ct481326608"/><text:change-start text:change-id="ct481402096"/>“OpenLCB Message Network Standard”)<text:change-end text:change-id="ct481402096"/> instead of sending Datagram Rejected with this code.</text:p>
      <text:p text:style-name="Standard"><text:change text:change-id="ct481401248"/></text:p>
      <text:h text:style-name="Heading_20_2" text:outline-level="2">States (Normative)</text:h>
      <text:h text:style-name="Heading_20_2" text:outline-level="2">Interactions (Normative)</text:h>
      <text:h text:style-name="Heading_20_3" text:outline-level="3">Normal Transmission</text:h>
      <text:p text:style-name="Standard">In the base protocol a datagram is just a single message containing the Datagram MTI and the data byte(s). There is a convention for a data format indicator at the start of the data bytes<text:change-start text:change-id="ct481402496"/> for use with application layer protocols transported over datagrams<text:change-end text:change-id="ct481402496"/>, see <text:change-start text:change-id="ct481402592"/>§3.4 <text:change-end text:change-id="ct481402592"/>below.</text:p>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must be signaled using another protocol.</text:p>
      <text:p text:style-name="Standard"><text:change text:change-id="ct481328112"/><text:change text:change-id="ct481403088"/><text:change text:change-id="ct481402992"/><text:change text:change-id="ct481327312"/><text:change text:change-id="ct481402192"/></text:p>
      <text:h text:style-name="Heading_20_3" text:outline-level="3"><text:soft-page-break/>Rejected Transmission</text:h>
      <text:p text:style-name="Standard">Instead of “Datagram Received OK”, the receiving node may return a “Datagram Rejected” message with an error code that represents the reason(s) and possible reaction(s).</text:p>
      <text:p text:style-name="Standard"><text:change text:change-id="ct481330176"/><text:change text:change-id="ct481331424"/><text:change text:change-id="ct481330544"/><text:change text:change-id="ct481403472"/><text:change text:change-id="ct481403376"/></text:p>
      <text:h text:style-name="Heading_20_2" text:outline-level="2"><text:change-start text:change-id="ct481402768"/>Adaptation to CAN Transport</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p text:style-name="Standard">CAN-Datagram Content Single Frame — Note that zero-length datagrams are valid.</text:p>
      <text:p text:style-name="Standard">CAN-Datagram Content First Frame — Note that there's no requirement that this contain 8 bytes.</text:p>
      <text:p text:style-name="Standard">CAN-Datagram Content Middle Frame — Note that there's no requirement that this contain 8 bytes. It cannot be empty, though.</text:p>
      <text:p text:style-name="Standard">CAN Datagram Content Last Frame — Note that this frame can be zero length.<text:change-end text:change-id="ct481402768"/></text:p>
      <text:h text:style-name="Heading_20_3" text:outline-level="3"><text:change-start text:change-id="ct481331904"/>Interactions</text:h>
      <text:h text:style-name="Heading_20_4" text:outline-level="4">Normal Transmission<text:change-end text:change-id="ct481331904"/><text:change-start text:change-id="ct481406000"/></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text:soft-page-break/>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1">that</text:span> says that CAN frames <text:span text:style-name="T1">have</text:span> to be maximal size. <text:s/>A 9-byte datagram can be frames of 8 and 1, or 1 and 8. <text:s/>This is helpful for handling, e.g., buffering and creation of dynamic content in the source node.</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1">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e.g., the lower level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Transport error”, both combined together, or simply ignore the message entirely.</text:p>
      <text:p text:style-name="Standard">Notice, however, that receiving a second valid datagram sequence while receiving one (or more) that fills the local buffers is <text:span text:style-name="T8">not</text:span> an out-of-spec condition, and the protocol defines exactly how the node is to react. There's no flexibility in this case.<text:change-end text:change-id="ct481406000"/><text:change-start text:change-id="ct481405456"/> The receiving node <text:span text:style-name="T9">must</text:span> send a Datagram Rejected message usually (but not necessarily) with the “Resend OK” <text:change-end text:change-id="ct481405456"/><text:change-start text:change-id="ct481405552"/>error code.<text:change-end text:change-id="ct481405552"/></text:p>
      <text:h text:style-name="Heading_20_1" text:outline-level="1">Background Information</text:h>
      <text:h text:style-name="Heading_20_2" text:outline-level="2">Use Cases</text:h>
      <text:p text:style-name="Standard"><text:change-start text:change-id="ct481405760"/>Here are some example application-level protocols that are or might be transported using datagrams.</text:p>
      <text:p text:style-name="Standard"><text:soft-page-break/>Memory <text:change-end text:change-id="ct481405760"/><text:change-start text:change-id="ct481405088"/>c<text:change-end text:change-id="ct481405088"/><text:change text:change-id="ct481330992"/>onfiguration: Simple one-value reads and writes of configuration data are one-to-one operations that need to exchange 4-8-16-32 bytes of data.</text:p>
      <text:p text:style-name="Standard">External-network control: If <text:change text:change-id="ct481331088"/><text:change-start text:change-id="ct481332576"/>an<text:change-end text:change-id="ct481332576"/> OpenLCB <text:change-start text:change-id="ct481331184"/>segment<text:change-end text:change-id="ct481331184"/><text:change text:change-id="ct481332768"/> is attached to single external networks, e.g. a DCC or LocoNet system, one-to-one transmission can be used to exchange native commands. E.g. “Send the following LocoNet message” may need to be up to 18 bytes long with current LocoNet definitions. <text:change-start text:change-id="ct481332896"/>Communication<text:change-end text:change-id="ct481332896"/><text:change text:change-id="ct481404048"/> to LocoNet/DCC/etc<text:change-start text:change-id="ct481332208"/>.<text:change-end text:change-id="ct481332208"/> can be one-to-one to insure communications; return messages can be many one-to-one to listeners, but there's also a need for one-to-many or broadcast which is not addressed <text:change-start text:change-id="ct481404144"/>by the datagram transport<text:change-end text:change-id="ct481404144"/><text:change text:change-id="ct481404240"/>.</text:p>
      <text:p text:style-name="Standard">RFID tags carry 40<text:change-start text:change-id="ct481333088"/> bits<text:change-end text:change-id="ct481333088"/> <text:change text:change-id="ct481333184"/><text:s/>of payload. Adding in some status and location information, reporting a RFID tag requires a 8-16 byte payload, and that's likely to grow in the future.</text:p>
      <text:h text:style-name="Heading_20_2" text:outline-level="2">Discussion</text:h>
      <text:p text:style-name="Standard">Datagrams are a one-to-one connection between nodes. They have a <text:change-start text:change-id="ct481404512"/>single <text:change-end text:change-id="ct481404512"/>source address and a single destination address, and only have to be delivered to that single destination. Delivery is guaranteed if the destination node is active, initialized and reachable, but <text:change text:change-id="ct481333344"/><text:change-start text:change-id="ct481333872"/>i<text:change-end text:change-id="ct481333872"/><text:change-start text:change-id="ct481406800"/><text:span text:style-name="T1">t is</text:span><text:change-end text:change-id="ct481406800"/>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change-start text:change-id="ct481333536"/> (which have a fixed 8-byte payload)<text:change-end text:change-id="ct481333536"/>.</text:p>
      <text:p text:style-name="Standard">The datagram protocol <text:change text:change-id="ct481333664"/><text:change-start text:change-id="ct481334912"/>does not require<text:change-end text:change-id="ct481334912"/> error correction, because OpenLCB is based only on reliable links<text:change-start text:change-id="ct481406896"/> (that is, links that guarantee no content or order errors; but not necessarily a guarantee <text:s/>that messages always end up effective at the remote destination<text:change-end text:change-id="ct481406896"/><text:change-start text:change-id="ct481334096"/>)<text:change-end text:change-id="ct481334096"/>. CAN, TCP/IP, etc<text:change-start text:change-id="ct481334192"/>.<text:change-end text:change-id="ct481334192"/>, handle their own error <text:change text:change-id="ct481334288"/><text:change-start text:change-id="ct481334416"/>correction<text:change-end text:change-id="ct481334416"/>. The datagram protocol needs flow control and synchronization, however, as a small node might not have resources to accumulate a large number of datagrams that are arriving in an interleaved order. <text:change-start text:change-id="ct481407424"/>The “Received OK” message is to inform small-capacity<text:change-end text:change-id="ct481407424"/><text:change text:change-id="ct481335040"/> sending node<text:change-start text:change-id="ct481335168"/>s<text:change-end text:change-id="ct481335168"/> <text:change text:change-id="ct481335328"/><text:change-start text:change-id="ct481407520"/>that<text:change-end text:change-id="ct481407520"/> it can free its buffer holding the transmitted message<text:change-start text:change-id="ct481407616"/>. <text:change-end text:change-id="ct481407616"/><text:change text:change-id="ct481336752"/><text:change text:change-id="ct481336624"/><text:change text:change-id="ct481336496"/><text:change text:change-id="ct481334576"/><text:change text:change-id="ct481406368"/><text:s/><text:change text:change-id="ct481406464"/></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ext:change text:change-id="ct481336208"/><text:change-start text:change-id="ct481336336"/>The datagram content formats rely on<text:change-end text:change-id="ct481336336"/> CAN not reordering frames, even in the presence of error recovery. That's needed in any case for streams, which are so large that complete internal buffering cannot be assumed.</text:p>
      <text:h text:style-name="Heading_20_2" text:outline-level="2"><text:soft-page-break/>Examples</text:h>
      <text:h text:style-name="Heading_20_3" text:outline-level="3">Normal CAN case</text:h>
      <text:p text:style-name="P12"><text:change-start text:change-id="ct481407840"/><text:tab/><text:change-end text:change-id="ct481407840"/>Datagram First Frame →</text:p>
      <text:p text:style-name="P12"><text:change-start text:change-id="ct481407120"/><text:tab/><text:change-end text:change-id="ct481407120"/>Datagram Middle Frame →</text:p>
      <text:p text:style-name="P12"><text:change-start text:change-id="ct481407216"/><text:tab/><text:change-end text:change-id="ct481407216"/>Datagram Middle Frame →</text:p>
      <text:p text:style-name="P12"><text:change-start text:change-id="ct481336976"/><text:tab/><text:change-end text:change-id="ct481336976"/>Datagram Last Frame →</text:p>
      <text:p text:style-name="P1"><text:change-start text:change-id="ct481408240"/><text:tab/><text:change-end text:change-id="ct481408240"/>← Datagram Received OK<text:change text:change-id="ct481335808"/></text:p>
      <text:h text:style-name="Heading_20_3" text:outline-level="3">Short CAN datagram case</text:h>
      <text:p text:style-name="P3"><text:change-start text:change-id="ct481408016"/><text:tab/><text:change-end text:change-id="ct481408016"/>Datagram Only Frame →</text:p>
      <text:p text:style-name="P2"><text:change-start text:change-id="ct481408112"/><text:tab/><text:change-end text:change-id="ct481408112"/>← Datagram Received OK<text:change text:change-id="ct481336096"/></text:p>
      <text:h text:style-name="Heading_20_3" text:outline-level="3">Rejected short CAN datagram case</text:h>
      <text:p text:style-name="Standard">Even a short datagram can be rejected with a “<text:change text:change-id="ct481408512"/><text:change-start text:change-id="ct481337664"/>Resend OK<text:change-end text:change-id="ct481337664"/>” if there's<text:change-start text:change-id="ct481408336"/>,<text:change-end text:change-id="ct481408336"/> e.g. a shortage of buffers:</text:p>
      <text:p text:style-name="P3"><text:change-start text:change-id="ct481408944"/><text:tab/><text:change-end text:change-id="ct481408944"/>Datagram Only Frame →</text:p>
      <text:p text:style-name="P2"><text:change-start text:change-id="ct481409040"/><text:tab/><text:change-end text:change-id="ct481409040"/>← Datagram Rejected, <text:change text:change-id="ct481338336"/><text:change-start text:change-id="ct481338464"/>Resend OK<text:change-end text:change-id="ct481338464"/><text:change text:change-id="ct481409136"/></text:p>
      <text:h text:style-name="Heading_20_3" text:outline-level="3">Rejected interleaved CAN datagram case:</text:h>
      <text:p text:style-name="Standard">Accidental interleave, at a node that can't handle that:<text:change text:change-id="ct481326736"/><text:change text:change-id="ct481408640"/><text:change-start text:change-id="ct481337984"/><text:tab/><text:change-end text:change-id="ct481337984"/>Datagram First Frame from A →</text:p>
      <text:p text:style-name="P3"><text:change-start text:change-id="ct481408736"/><text:tab/><text:change-end text:change-id="ct481408736"/>Datagram First Frame from B →</text:p>
      <text:p text:style-name="P3"><text:change-start text:change-id="ct481408832"/><text:tab/><text:change-end text:change-id="ct481408832"/>← Datagram Rejected, <text:change text:change-id="ct481338992"/><text:change-start text:change-id="ct481339120"/>Resend OK<text:change-end text:change-id="ct481339120"/> to B</text:p>
      <text:p text:style-name="P3"><text:change-start text:change-id="ct481409488"/><text:tab/><text:change-end text:change-id="ct481409488"/>Datagram Middle Frame from A →</text:p>
      <text:p text:style-name="P3"><text:change-start text:change-id="ct481409584"/><text:tab/><text:change-end text:change-id="ct481409584"/>Datagram Last Frame from A<text:change-start text:change-id="ct481339472"/> →<text:change-end text:change-id="ct481339472"/><text:change text:change-id="ct481339568"/></text:p>
      <text:p text:style-name="P3"><text:change-start text:change-id="ct481339696"/><text:tab/><text:change-end text:change-id="ct481339696"/>← Datagram Received OK to A</text:p>
      <text:p text:style-name="P3"><text:change-start text:change-id="ct481410096"/><text:tab/><text:change-end text:change-id="ct481410096"/>Datagram First Frame from B →</text:p>
      <text:p text:style-name="P3"><text:change-start text:change-id="ct481410496"/><text:tab/><text:change-end text:change-id="ct481410496"/>Datagram Final Frame from B<text:change-start text:change-id="ct481340352"/> →<text:change-end text:change-id="ct481340352"/><text:change text:change-id="ct481410592"/></text:p>
      <text:p text:style-name="P18"><text:change-start text:change-id="ct481340480"/><text:tab/><text:change-end text:change-id="ct481340480"/>← Datagram Received OK to B</text:p>
      <text:h text:style-name="Heading_20_3" text:outline-level="3">Command/Reply Example</text:h>
      <text:p text:style-name="P3"><text:change-start text:change-id="ct481409808"/><text:tab/><text:change-end text:change-id="ct481409808"/>Command Datagram →</text:p>
      <text:p text:style-name="P3"><text:change-start text:change-id="ct481409904"/><text:tab/><text:change-end text:change-id="ct481409904"/>← Datagram Received OK</text:p>
      <text:p text:style-name="P3"><text:change-start text:change-id="ct481340832"/><text:tab/><text:change-end text:change-id="ct481340832"/>← Reply Datagram</text:p>
      <text:p text:style-name="Standard"><text:change-start text:change-id="ct481340960"/><text:tab/><text:change-end text:change-id="ct481340960"/>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3"><text:change-start text:change-id="ct481410384"/><text:soft-page-break/><text:tab/><text:change-end text:change-id="ct481410384"/>Command Datagram →</text:p>
      <text:p text:style-name="P3"><text:change-start text:change-id="ct481410992"/><text:tab/><text:change-end text:change-id="ct481410992"/>← Datagram Received OK</text:p>
      <text:p text:style-name="P3"><text:change-start text:change-id="ct481411088"/><text:tab/><text:change-end text:change-id="ct481411088"/>← Reply Datagram</text:p>
      <text:p text:style-name="P3"><text:change-start text:change-id="ct481410688"/><text:tab/><text:change-end text:change-id="ct481410688"/>Command Datagram →</text:p>
      <text:p text:style-name="P3"><text:change-start text:change-id="ct481341440"/><text:tab/><text:change-end text:change-id="ct481341440"/>Datagram Received OK →</text:p>
      <text:p text:style-name="P3"><text:change-start text:change-id="ct481410784"/><text:tab/><text:change-end text:change-id="ct481410784"/>← Datagram Received OK</text:p>
      <text:p text:style-name="P3"><text:change-start text:change-id="ct481341600"/><text:tab/><text:change-end text:change-id="ct481341600"/>← Reply Datagram</text:p>
      <text:p text:style-name="Standard"><text:change-start text:change-id="ct481411184"/><text:tab/><text:change-end text:change-id="ct481411184"/>Datagram Received OK →</text:p>
      <text:p text:style-name="Standard">Note that the 2<text:span text:style-name="T7">nd</text:span> command was sent before the reply datagram was sent. This is valid, but nodes with only one buffer may not be able to handle that Read until the transmit buffer has been emptied by an acknowledgement. In that case, the sequence may become<text:change-start text:change-id="ct481411856"/>,<text:change-end text:change-id="ct481411856"/> e.g.:</text:p>
      <text:p text:style-name="P3"><text:change-start text:change-id="ct481411376"/><text:tab/><text:change-end text:change-id="ct481411376"/>Command Datagram →</text:p>
      <text:p text:style-name="P3"><text:change-start text:change-id="ct481341840"/><text:tab/><text:change-end text:change-id="ct481341840"/>← Datagram Received OK</text:p>
      <text:p text:style-name="P3"><text:change-start text:change-id="ct481342016"/><text:tab/><text:change-end text:change-id="ct481342016"/>← Reply Datagram</text:p>
      <text:p text:style-name="P3"><text:change-start text:change-id="ct481342192"/><text:tab/><text:change-end text:change-id="ct481342192"/>Command Datagram →</text:p>
      <text:p text:style-name="P3"><text:change-start text:change-id="ct481411952"/><text:tab/><text:change-end text:change-id="ct481411952"/>← Datagram Rejected<text:change-start text:change-id="ct481342400"/>, Resend OK<text:change-end text:change-id="ct481342400"/> <text:change text:change-id="ct481412048"/></text:p>
      <text:p text:style-name="P3"><text:change-start text:change-id="ct481412448"/><text:tab/><text:change-end text:change-id="ct481412448"/>Datagram Received OK →</text:p>
      <text:p text:style-name="P3"><text:change-start text:change-id="ct481412544"/><text:tab/><text:change-end text:change-id="ct481412544"/>Command Datagram (retransmit) →</text:p>
      <text:p text:style-name="P3"><text:change-start text:change-id="ct481411472"/><text:tab/><text:change-end text:change-id="ct481411472"/>← Datagram Received OK</text:p>
      <text:p text:style-name="P3"><text:change-start text:change-id="ct481411568"/><text:tab/><text:change-end text:change-id="ct481411568"/>← Reply Datagram</text:p>
      <text:p text:style-name="Standard"><text:change-start text:change-id="ct481343840"/><text:tab/><text:change-end text:change-id="ct481343840"/>Datagram Received OK →<text:change text:change-id="ct481411664"/></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text:change-start text:change-id="ct481412176"/> i<text:change-end text:change-id="ct481412176"/><text:change text:change-id="ct481342720"/>s inconvenient to have constraints like “the next datagram will carry<text:change-start text:change-id="ct481342816"/>…<text:change-end text:change-id="ct481342816"/><text:change text:change-id="ct481343360"/>” because there might be more than one thing going on, and it<text:change-start text:change-id="ct481343072"/> i<text:change-end text:change-id="ct481343072"/><text:change text:change-id="ct481412944"/>s hard to write code that knows about lots of global state information. It must be possible to interleave<text:change-start text:change-id="ct481343456"/>,<text:change-end text:change-id="ct481343456"/> e.g.<text:change-start text:change-id="ct481343632"/>,<text:change-end text:change-id="ct481343632"/> configuration datagrams (messages) with datagrams that are displaying messages. Therefore, most datagrams <text:change-start text:change-id="ct481344752"/>will<text:change-end text:change-id="ct481344752"/><text:change text:change-id="ct481344848"/> carry information about which conversation they are part of. We call that <text:change-start text:change-id="ct481413040"/>information <text:change-end text:change-id="ct481413040"/>“datagram content identification”.</text:p>
      <text:p text:style-name="Standard">We also want <text:change text:change-id="ct481412768"/><text:s/>“datagram content IDs” to be small, unique, unambiguous, easily assigned, etc. To do that, there are two basic approaches:</text:p>
      <text:list xml:id="list7438965785719983745" text:style-name="L2">
        <text:list-item>
          <text:p text:style-name="P20"><text:change text:change-id="ct481415296"/><text:change-start text:change-id="ct481415392"/>A<text:change-end text:change-id="ct481415392"/> <text:change text:change-id="ct481415056"/>one-byte<text:change text:change-id="ct481414912"/> ID field with a central sequential method of assignment. <text:change text:change-id="ct481415488"/><text:change-start text:change-id="ct481415792"/><text:span text:style-name="T1">It is</text:span><text:change-end text:change-id="ct481415792"/> called the “Datagram Protocol ID”. This is small, so doesn't use much space on CAN, but requires central recording of IDs.</text:p>
        </text:list-item>
        <text:list-item>
          <text:p text:style-name="P20"><text:change text:change-id="ct481414576"/><text:change-start text:change-id="ct481414672"/>A<text:change-end text:change-id="ct481414672"/> 6<text:change-start text:change-id="ct481345072"/>-<text:change-end text:change-id="ct481345072"/><text:change text:change-id="ct481414768"/>byte field assigned the same way that node unique identifiers are. The protocol designer(s) uses a unique ID they control to identify the new protocol they are defining. This takes significantly more sp<text:soft-page-break/>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change text:change-id="ct481415888"/></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text:change text:change-id="ct481413248"/><text:change-start text:change-id="ct481346688"/>i<text:change-end text:change-id="ct481346688"/><text:change-start text:change-id="ct481418064"/><text:span text:style-name="T1">t is</text:span><text:change-end text:change-id="ct481418064"/>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text:change-start text:change-id="ct481418160"/>,<text:change-end text:change-id="ct481418160"/> <text:change text:change-id="ct481346928"/><text:change-start text:change-id="ct481418256"/>requiring<text:change-end text:change-id="ct481418256"/> <text:change text:change-id="ct481347440"/><text:s/>extra coding work.</text:p>
      <text:p text:style-name="Standard">If one byte is used for the datagram <text:change text:change-id="ct481346560"/><text:change-start text:change-id="ct481346224"/>content ID<text:change-end text:change-id="ct481346224"/> field<text:change-start text:change-id="ct481347840"/> (see §3.4)<text:change-end text:change-id="ct481347840"/>,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text:change text:change-id="ct481347936"/><text:change-start text:change-id="ct481347696"/>additional overhead from an application-layer<text:change-end text:change-id="ct481347696"/>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text:change-start text:change-id="ct481347536"/>.<text:change-end text:change-id="ct481347536"/>, <text:change text:change-id="ct481415984"/><text:change-start text:change-id="ct481347264"/>it is<text:change-end text:change-id="ct481347264"/> a great simplification if the datagrams can carry any basic message of the external protocol in a single datagram. Is 64 data bytes then enough?<text:change-start text:change-id="ct481345760"/> The evidence at hand suggests that 64 data bytes is more than sufficient.<text:change-end text:change-id="ct481345760"/><text:change text:change-id="ct481345856"/><text:change-start text:change-id="ct481418656"/><text:span text:style-name="T1">It is</text:span><text:change-end text:change-id="ct481418656"/><text:change text:change-id="ct481418752"/></text:p>
      <text:p text:style-name="Standard"><text:change text:change-id="ct481348176"/><text:change-start text:change-id="ct481345952"/>Thus the<text:change-end text:change-id="ct481345952"/> decision <text:change text:change-id="ct481347104"/><text:change-start text:change-id="ct481345664"/>for<text:change-end text:change-id="ct481345664"/> nine segments, 72 bytes, <text:change text:change-id="ct481418848"/><text:change-start text:change-id="ct481351888"/>and<text:change-end text:change-id="ct481351888"/> developers should code this as a constant to the extent possible.</text:p>
      <text:h text:style-name="Heading_20_2" text:outline-level="2">Future Extensions</text:h>
      <text:p text:style-name="Standard">In this version of the datagram protocol, there is no provision for multiple recipients of a single message. Transmission is strictly one-to-one. This<text:change-start text:change-id="ct481352048"/> constraint<text:change-end text:change-id="ct481352048"/> is<text:change-start text:change-id="ct481418352"/> not<text:change-end text:change-id="ct481418352"/><text:change text:change-id="ct481349344"/> because of <text:change text:change-id="ct481349440"/><text:change-start text:change-id="ct481418448"/>addressed nature of datagrams<text:change-end text:change-id="ct481418448"/> (making the<text:change text:change-id="ct481418544"/><text:change-start text:change-id="ct481349616"/> messages<text:change-end text:change-id="ct481349616"/> globally visible is<text:change text:change-id="ct481345552"/><text:change-start text:change-id="ct481352528"/> not<text:change-end text:change-id="ct481352528"/> hard), but rather the need for guaranteed buffering at the receiving node. In the future, we may want to provide one-to-many datagrams.</text:p>
      <text:p text:style-name="Standard"><text:change-start text:change-id="ct481419312"/>For this to work, <text:change-end text:change-id="ct481419312"/><text:change text:change-id="ct481419408"/><text:change-start text:change-id="ct481352896"/>t<text:change-end text:change-id="ct481352896"/>he recipient <text:change-start text:change-id="ct481352720"/>will <text:change-end text:change-id="ct481352720"/>need<text:change text:change-id="ct481419504"/> to have a buffer into which any datagram in flight can be received. On a tiny node, those might be a scarce resource. But, without any protocol support, e.g. if datagrams were <text:change-start text:change-id="ct481352432"/>“<text:change-end text:change-id="ct481352432"/><text:change text:change-id="ct481349024"/>fire and forget<text:change-start text:change-id="ct481419600"/>”<text:change-end text:change-id="ct481419600"/><text:change text:change-id="ct481349248"/>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ext:change-start text:change-id="ct481353072"/>The recipient cannot<text:change-end text:change-id="ct481353072"/><text:change text:change-id="ct481353264"/><text:change text:change-id="ct481419696"/> <text:change text:change-id="ct481352224"/><text:s/>know, so instead we add protocol support: X can tell nodes sen<text:soft-page-break/>ding it datagrams to repeat them. That way X can accept as many datagrams as it has buffers (at least one), while telling the others to <text:change-start text:change-id="ct481419792"/>“<text:change-end text:change-id="ct481419792"/><text:change text:change-id="ct481354352"/>say that again, please, I wasn't paying attention the first time<text:change-start text:change-id="ct481354448"/>”<text:change-end text:change-id="ct481354448"/><text:change text:change-id="ct481419888"/>.</text:p>
      <text:p text:style-name="Standard">A sending node knows that it has to hang onto the datagram until it <text:change text:change-id="ct481354608"/><text:change-start text:change-id="ct481419984"/>receives<text:change-end text:change-id="ct481419984"/> a <text:change-start text:change-id="ct481420080"/>“<text:change-end text:change-id="ct481420080"/><text:change text:change-id="ct481348784"/><text:change text:change-id="ct481354800"/><text:change-start text:change-id="ct481354096"/>R<text:change-end text:change-id="ct481354096"/><text:change-start text:change-id="ct481354224"/>eceived OK<text:change-end text:change-id="ct481354224"/><text:change-start text:change-id="ct481354896"/>”<text:change-end text:change-id="ct481354896"/><text:change text:change-id="ct481353440"/> message, because if <text:change text:change-id="ct481353536"/><text:change-start text:change-id="ct481354992"/>the sender<text:change-end text:change-id="ct481354992"/> <text:change text:change-id="ct481353856"/><text:change-start text:change-id="ct481353952"/>receives<text:change-end text:change-id="ct481353952"/> a <text:change-start text:change-id="ct481356416"/>“<text:change-end text:change-id="ct481356416"/><text:change text:change-id="ct481356576"/><text:change text:change-id="ct481420176"/><text:change-start text:change-id="ct481356736"/>Rejected, R<text:change-end text:change-id="ct481356736"/><text:change-start text:change-id="ct481420272"/>esend OK<text:change-end text:change-id="ct481420272"/><text:change-start text:change-id="ct481356288"/>”<text:change-end text:change-id="ct481356288"/><text:change text:change-id="ct481356096"/> it needs to still have the content to resend it. The <text:change-start text:change-id="ct481420368"/>“<text:change-end text:change-id="ct481420368"/><text:change text:change-id="ct481355744"/><text:change text:change-id="ct481355584"/><text:change-start text:change-id="ct481355840"/>Received OK<text:change-end text:change-id="ct481355840"/><text:change-start text:change-id="ct481420608"/>”<text:change-end text:change-id="ct481420608"/><text:change text:change-id="ct481355488"/> and <text:change-start text:change-id="ct481355328"/>“<text:change-end text:change-id="ct481355328"/><text:change text:change-id="ct481357984"/><text:change text:change-id="ct481357856"/><text:change-start text:change-id="ct481358144"/>Rejected, Resend OK<text:change-end text:change-id="ct481358144"/><text:change-start text:change-id="ct481420704"/>”<text:change-end text:change-id="ct481420704"/><text:change text:change-id="ct481358336"/> are not about data loss on a link, but about buffer management in tiny nodes. A one-to-many protocol could also do something like that, because the transmitter still knows how many <text:change-start text:change-id="ct481358464"/>“<text:change-end text:change-id="ct481358464"/><text:change text:change-id="ct481420800"/>many<text:change-start text:change-id="ct481356912"/>”<text:change-end text:change-id="ct481356912"/><text:change text:change-id="ct481358656"/> is. Global broadcast, like events, is hard because the transmitter's buffer management gets complicated unless it knows how many nodes are listening for <text:change text:change-id="ct481420896"/><text:change-start text:change-id="ct481357136"/>its<text:change-end text:change-id="ct481357136"/> reply.</text:p>
      <text:p text:style-name="Standard"><text:change text:change-id="ct481420992"/><text:change-start text:change-id="ct481421952"/>Although Bosch has proposed a new standard called CAN-FD<text:note text:id="ftn1" text:note-class="footnote"><text:note-citation>1</text:note-citation><text:note-body><text:p text:style-name="Footnote"><text:change-start text:change-id="ct481421856"/>http://www.bosch-semiconductors.de/media/pdf_1/canliteratur/can_fd.pdf<text:change-end text:change-id="ct481421856"/></text:p></text:note-body></text:note>, which permits frames as large as 64 bytes, <text:change-end text:change-id="ct481421952"/><text:change text:change-id="ct481316224"/><text:change-start text:change-id="ct481400656"/>we have d<text:change-end text:change-id="ct481400656"/>ecided not to reduce max<text:change-start text:change-id="ct481359792"/>imum size of a datagram<text:change-end text:change-id="ct481359792"/><text:change text:change-id="ct481359888"/> to fit easily within this<text:change-start text:change-id="ct481418944"/> frame size<text:change-end text:change-id="ct481418944"/> <text:change text:change-id="ct481419040"/><text:change-start text:change-id="ct481358864"/>in o<text:change-end text:change-id="ct481358864"/><text:change-start text:change-id="ct481358960"/>rder to<text:change-end text:change-id="ct481358960"/> ease <text:change text:change-id="ct481357488"/>migration in the long-term. There are good reasons to retain the possibility of larger-than-64-byte datagrams, e.g. so you can have a header of N bytes on the front of 64 data bytes. All that<text:change text:change-id="ct481421536"/><text:change-start text:change-id="ct481359456"/> is<text:change-end text:change-id="ct481359456"/> needed is to ensure the datagram spec can work with larger frames of any length.</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text:change-start text:change-id="ct481421632"/>,<text:change-end text:change-id="ct481421632"/> e.g.<text:change-start text:change-id="ct481360096"/>:<text:change-end text:change-id="ct481360096"/></text:p>
      <text:list xml:id="list345535057050070507" text:style-name="L3">
        <text:list-item>
          <text:p text:style-name="P21">Node A creates a datagram for node B in its buffer and starts to send it.</text:p>
        </text:list-item>
        <text:list-item>
          <text:p text:style-name="P21">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text:change text:change-id="ct481424752"/><text:change-start text:change-id="ct481424304"/>Rejected, Resend OK<text:change-end text:change-id="ct481424304"/>”<text:change text:change-id="ct481360768"/>, but then their peer will just repeat the attempt to send. At least one has to drop the content from its datagram buffer and receive the datagram to avoid deadly embrace. This can also happen in other contexts too, but only when sharing a buffer between transmit and reception. <text:change text:change-id="ct481426880"/><text:change-start text:change-id="ct481427184"/><text:span text:style-name="T1">It is</text:span><text:change-end text:change-id="ct481427184"/> therefore easiest for an implementation to provide for two buffers if <text:change text:change-id="ct481427280"/><text:change-start text:change-id="ct481359648"/>i<text:change-end text:change-id="ct481359648"/><text:change-start text:change-id="ct481427584"/><text:span text:style-name="T1">t is</text:span><text:change-end text:change-id="ct481427584"/> likely to send and receive datagrams asynchronously.</text:p>
      <text:p text:style-name="Standard">The datagram protocol allows all nodes to reject a datagram when <text:change text:change-id="ct481427376"/><text:change-start text:change-id="ct481362016"/>i<text:change-end text:change-id="ct481362016"/><text:change-start text:change-id="ct481427680"/><text:span text:style-name="T1">t has</text:span><text:change-end text:change-id="ct481427680"/> been totally received. CAN and other wire protocols<text:change-start text:change-id="ct485290256"/>, because they require fragmentation of the datagram into smaller segments,<text:change-end text:change-id="ct485290256"/> <text:change text:change-id="ct494026464"/><text:change-start text:change-id="ct79252576"/>t<text:change-end text:change-id="ct79252576"/><text:change-start text:change-id="ct481697552"/>herefore also<text:change-end text:change-id="ct481697552"/> allow an early rejection<text:change-start text:change-id="ct172820192"/> of a datagram. This mechanism can <text:change-end text:change-id="ct172820192"/><text:change text:change-id="ct494034144"/>help keep buffers clear<text:change-start text:change-id="ct493985328"/>, but it<text:change-end text:change-id="ct493985328"/><text:change text:change-id="ct493979280"/><text:change text:change-id="ct481361104"/><text:change-start text:change-id="ct481428080"/><text:span text:style-name="T1"> is</text:span><text:change-end text:change-id="ct481428080"/> not required that CAN implementations use <text:change text:change-id="ct172833408"/><text:change-start text:change-id="ct172820960"/>this mechanism.<text:change-end text:change-id="ct17282096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oft-page-break/><text:s/>2 Annotations to the Specification<text:tab/>1</text:p>
          <text:p text:style-name="P17"><text:s/>2.1 Introduction<text:tab/>1</text:p>
          <text:p text:style-name="P17"><text:s/>2.2 References and Context<text:tab/>1</text:p>
          <text:p text:style-name="P17"><text:s/>2.3  Message Formats<text:tab/>1</text:p>
          <text:p text:style-name="P15"><text:s/>2.3.1 Datagram Content<text:tab/>1</text:p>
          <text:p text:style-name="P14"><text:s/>2.3.1.1 CAN-Datagram Content Single Frame<text:tab/>2</text:p>
          <text:p text:style-name="P14"><text:s/>2.3.1.2 CAN-Datagram Content First Frame<text:tab/>2</text:p>
          <text:p text:style-name="P14"><text:s/>2.3.1.3 CAN-Datagram Content Middle Frame<text:tab/>2</text:p>
          <text:p text:style-name="P14"><text:s/>2.3.1.4 CAN Datagram Content Last Frame<text:tab/>2</text:p>
          <text:p text:style-name="P15"><text:s/>2.3.2 Datagram Received OK<text:tab/>2</text:p>
          <text:p text:style-name="P15"><text:s/>2.3.3 Datagram Rejected<text:tab/>2</text:p>
          <text:p text:style-name="P14"><text:s/>2.3.3.1 Error Codes<text:tab/>2</text:p>
          <text:p text:style-name="P17"><text:s/>2.4 States (Normative)<text:tab/>3</text:p>
          <text:p text:style-name="P17"><text:s/>2.5 Interactions (Normative)<text:tab/>3</text:p>
          <text:p text:style-name="P15"><text:s/>2.5.1 Normal Transmission<text:tab/>3</text:p>
          <text:p text:style-name="P14"><text:s/>2.5.1.1 CAN Protocol<text:tab/>3</text:p>
          <text:p text:style-name="P15"><text:s/>2.5.2 Rejected Transmission<text:tab/>3</text:p>
          <text:p text:style-name="P14"><text:s/>2.5.2.1 CAN Protocol<text:tab/>4</text:p>
          <text:p text:style-name="P16"><text:s/>3 Background Information<text:tab/>4</text:p>
          <text:p text:style-name="P17"><text:s/>3.1 Use Cases<text:tab/>4</text:p>
          <text:p text:style-name="P17"><text:s/>3.2 Discussion<text:tab/>4</text:p>
          <text:p text:style-name="P17"><text:s/>3.3 Examples<text:tab/>5</text:p>
          <text:p text:style-name="P15"><text:s/>3.3.1 Normal CAN case<text:tab/>5</text:p>
          <text:p text:style-name="P15"><text:s/>3.3.2 Short CAN datagram case<text:tab/>5</text:p>
          <text:p text:style-name="P15"><text:s/>3.3.3 Rejected short CAN datagram case<text:tab/>5</text:p>
          <text:p text:style-name="P15"><text:s/>3.3.4 Rejected interleaved CAN datagram case:<text:tab/>6</text:p>
          <text:p text:style-name="P15"><text:s/>3.3.5 Command/Reply Example<text:tab/>6</text:p>
          <text:p text:style-name="P15"><text:s/>3.3.6 Back and Forth Datagram Protocol<text:tab/>6</text:p>
          <text:p text:style-name="P17"><text:s/>3.4 Datagram Content<text:tab/>7</text:p>
          <text:p text:style-name="P17"><text:s/>3.5 Numerology<text:tab/>8</text:p>
          <text:p text:style-name="P17"><text:s/>3.6 Future Extensions<text:tab/>8</text:p>
          <text:p text:style-name="P17"><text:s/>3.7 Implementation Notes<text:tab/>9</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5T11:37:39">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11:37:39">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5T11:37:39">1-25-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1</meta:editing-cycles>
    <meta:editing-duration>PT13H27M33S</meta:editing-duration>
    <meta:generator>OpenOffice.org/3.4.1$Unix OpenOffice.org_project/341m1$Build-9593</meta:generator>
    <dc:date>2013-01-25T11:37:38</dc:date>
    <meta:document-statistic meta:table-count="1" meta:image-count="1" meta:object-count="0" meta:page-count="11" meta:paragraph-count="314" meta:word-count="4592" meta:character-count="27439"/>
    <meta:user-defined meta:name="Info 1"/>
    <meta:user-defined meta:name="Info 2"/>
    <meta:user-defined meta:name="Info 3"/>
    <meta:user-defined meta:name="Info 4"/>
  </office:meta>
</office:document-meta>
</file>